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00000004F00000057AB92E1231A4F92A4.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Lohit Devanagari1" svg:font-family="'Lohit Devanagari'"/>
    <style:font-face style:name="sans-serif" svg:font-family="sans-serif"/>
    <style:font-face style:name="Courier New" svg:font-family="'Courier New'" style:font-family-generic="modern"/>
    <style:font-face style:name="Courier New1" svg:font-family="'Courier New'"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Tahoma1" svg:font-family="Tahoma" style:font-family-generic="system" style:font-pitch="variable"/>
  </office:font-face-decls>
  <office:automatic-styles>
    <style:style style:name="Table1" style:family="table">
      <style:table-properties style:width="17.96cm" fo:margin-left="-0.199cm" table:align="left" style:writing-mode="lr-tb"/>
    </style:style>
    <style:style style:name="Table1.A" style:family="table-column">
      <style:table-column-properties style:column-width="4.942cm"/>
    </style:style>
    <style:style style:name="Table1.B" style:family="table-column">
      <style:table-column-properties style:column-width="1.843cm"/>
    </style:style>
    <style:style style:name="Table1.C" style:family="table-column">
      <style:table-column-properties style:column-width="5.604cm"/>
    </style:style>
    <style:style style:name="Table1.D" style:family="table-column">
      <style:table-column-properties style:column-width="5.57cm"/>
    </style:style>
    <style:style style:name="Table1.1" style:family="table-row">
      <style:table-row-properties fo:keep-together="always"/>
    </style:style>
    <style:style style:name="Table1.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D1" style:family="table-cell">
      <style:table-cell-properties style:vertical-align="middle" fo:padding-left="0.191cm" fo:padding-right="0.191cm" fo:padding-top="0cm" fo:padding-bottom="0cm" fo:border="0.5pt solid #000000" style:writing-mode="lr-tb"/>
    </style:style>
    <style:style style:name="Table1.2" style:family="table-row">
      <style:table-row-properties fo:keep-together="auto"/>
    </style:style>
    <style:style style:name="Table1.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D3" style:family="table-cell">
      <style:table-cell-properties style:vertical-align="top" fo:padding-left="0.191cm" fo:padding-right="0.191cm" fo:padding-top="0cm" fo:padding-bottom="0cm" fo:border="0.5pt solid #000000" style:writing-mode="lr-tb"/>
    </style:style>
    <style:style style:name="Table2" style:family="table">
      <style:table-properties style:width="17.962cm" fo:margin-left="-0.199cm" table:align="left" style:writing-mode="lr-tb"/>
    </style:style>
    <style:style style:name="Table2.A" style:family="table-column">
      <style:table-column-properties style:column-width="0.942cm"/>
    </style:style>
    <style:style style:name="Table2.B" style:family="table-column">
      <style:table-column-properties style:column-width="8.645cm"/>
    </style:style>
    <style:style style:name="Table2.C" style:family="table-column">
      <style:table-column-properties style:column-width="1.356cm"/>
    </style:style>
    <style:style style:name="Table2.D" style:family="table-column">
      <style:table-column-properties style:column-width="1.499cm"/>
    </style:style>
    <style:style style:name="Table2.F" style:family="table-column">
      <style:table-column-properties style:column-width="1.752cm"/>
    </style:style>
    <style:style style:name="Table2.G" style:family="table-column">
      <style:table-column-properties style:column-width="2.268cm"/>
    </style:style>
    <style:style style:name="Table2.1" style:family="table-row">
      <style:table-row-properties fo:keep-together="always"/>
    </style:style>
    <style:style style:name="Table2.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2.G1" style:family="table-cell">
      <style:table-cell-properties style:vertical-align="middle" fo:padding-left="0.191cm" fo:padding-right="0.191cm" fo:padding-top="0cm" fo:padding-bottom="0cm" fo:border="0.5pt solid #000000" style:writing-mode="lr-tb"/>
    </style:style>
    <style:style style:name="Table2.3" style:family="table-row">
      <style:table-row-properties fo:keep-together="auto"/>
    </style:style>
    <style:style style:name="Table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G3" style:family="table-cell">
      <style:table-cell-properties style:vertical-align="top" fo:padding-left="0.191cm" fo:padding-right="0.191cm" fo:padding-top="0cm" fo:padding-bottom="0cm" fo:border="0.5pt solid #000000" style:writing-mode="lr-tb"/>
    </style:style>
    <style:style style:name="Table3" style:family="table">
      <style:table-properties style:width="12.428cm" fo:margin-left="-0.199cm" table:align="left" style:writing-mode="lr-tb"/>
    </style:style>
    <style:style style:name="Table3.A" style:family="table-column">
      <style:table-column-properties style:column-width="3.577cm"/>
    </style:style>
    <style:style style:name="Table3.B" style:family="table-column">
      <style:table-column-properties style:column-width="2.328cm"/>
    </style:style>
    <style:style style:name="Table3.C" style:family="table-column">
      <style:table-column-properties style:column-width="1.425cm"/>
    </style:style>
    <style:style style:name="Table3.D" style:family="table-column">
      <style:table-column-properties style:column-width="5.098cm"/>
    </style:style>
    <style:style style:name="Table3.1" style:family="table-row">
      <style:table-row-properties fo:keep-together="always"/>
    </style:style>
    <style:style style:name="Table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D1" style:family="table-cell">
      <style:table-cell-properties style:vertical-align="top" fo:padding-left="0.191cm" fo:padding-right="0.191cm" fo:padding-top="0cm" fo:padding-bottom="0cm" fo:border="0.5pt solid #000000" style:writing-mode="lr-tb"/>
    </style:style>
    <style:style style:name="Table3.3" style:family="table-row">
      <style:table-row-properties style:min-row-height="1.291cm" fo:keep-together="auto"/>
    </style:style>
    <style:style style:name="Table3.4" style:family="table-row">
      <style:table-row-properties fo:keep-together="auto"/>
    </style:style>
    <style:style style:name="P1" style:family="paragraph" style:parent-style-name="Header">
      <style:paragraph-properties fo:margin-left="0cm" fo:margin-right="0cm" fo:text-indent="0cm" style:auto-text-indent="false"/>
      <style:text-properties style:font-name="Tahoma" fo:font-size="10pt" fo:language="ru" fo:country="RU" style:font-size-asian="10pt" style:language-asian="ru" style:country-asian="RU" style:font-name-complex="Tahoma" style:font-size-complex="10pt"/>
    </style:style>
    <style:style style:name="P2" style:family="paragraph" style:parent-style-name="Standard">
      <style:paragraph-properties fo:margin-left="0cm" fo:margin-right="0cm" fo:text-indent="0cm" style:auto-text-indent="false"/>
    </style:style>
    <style:style style:name="P3" style:family="paragraph" style:parent-style-name="Standard">
      <style:paragraph-properties fo:margin-left="0cm" fo:margin-right="0cm" fo:line-height="115%" fo:text-align="center" style:justify-single-word="false" fo:text-indent="0cm" style:auto-text-indent="false"/>
      <style:text-properties style:font-size-complex="12pt"/>
    </style:style>
    <style:style style:name="P4" style:family="paragraph" style:parent-style-name="Standard">
      <style:paragraph-properties fo:margin-left="0cm" fo:margin-right="0cm" fo:line-height="115%" fo:text-align="justify" style:justify-single-word="false" fo:text-indent="0cm" style:auto-text-indent="false"/>
      <style:text-properties style:font-size-complex="12pt"/>
    </style:style>
    <style:style style:name="P5" style:family="paragraph" style:parent-style-name="Standard">
      <style:paragraph-properties fo:margin-left="0cm" fo:margin-right="0cm" fo:text-indent="0cm" style:auto-text-indent="false"/>
      <style:text-properties fo:font-size="14pt" style:font-size-asian="14pt"/>
    </style:style>
    <style:style style:name="P6" style:family="paragraph" style:parent-style-name="Standard">
      <style:paragraph-properties fo:margin-left="0cm" fo:margin-right="0cm" fo:text-align="justify" style:justify-single-word="false" fo:text-indent="0cm" style:auto-text-indent="false"/>
    </style:style>
    <style:style style:name="P7" style:family="paragraph" style:parent-style-name="Standard">
      <style:paragraph-properties fo:margin-left="0cm" fo:margin-right="0cm" fo:text-align="center" style:justify-single-word="false" fo:text-indent="0cm" style:auto-text-indent="false"/>
    </style:style>
    <style:style style:name="P8" style:family="paragraph" style:parent-style-name="Standard">
      <style:paragraph-properties fo:margin-left="0cm" fo:margin-right="0cm" fo:text-align="center" style:justify-single-word="false" fo:text-indent="0cm" style:auto-text-indent="false"/>
      <style:text-properties fo:font-size="11pt" style:font-size-asian="11pt" style:language-asian="ru" style:country-asian="RU"/>
    </style:style>
    <style:style style:name="P9" style:family="paragraph" style:parent-style-name="Standard">
      <style:paragraph-properties fo:margin-left="0cm" fo:margin-right="0cm" fo:text-align="center" style:justify-single-word="false" fo:text-indent="0cm" style:auto-text-indent="false"/>
      <style:text-properties fo:font-size="11pt" style:font-size-asian="11pt" style:language-asian="ru" style:country-asian="RU" style:font-size-complex="10pt"/>
    </style:style>
    <style:style style:name="P10" style:family="paragraph" style:parent-style-name="Standard">
      <style:paragraph-properties fo:margin-left="0cm" fo:margin-right="0cm" fo:text-align="center" style:justify-single-word="false" fo:text-indent="0cm" style:auto-text-indent="false" style:snap-to-layout-grid="false"/>
      <style:text-properties fo:font-size="11pt" style:font-size-asian="11pt" style:language-asian="ru" style:country-asian="RU" style:font-size-complex="10pt"/>
    </style:style>
    <style:style style:name="P11" style:family="paragraph" style:parent-style-name="Standard">
      <style:paragraph-properties fo:margin-left="0cm" fo:margin-right="0cm" fo:text-align="center" style:justify-single-word="false" fo:text-indent="0cm" style:auto-text-indent="false"/>
      <style:text-properties fo:font-size="11pt" style:font-name-asian="Times New Roman" style:font-size-asian="11pt" style:language-asian="ru" style:country-asian="RU" style:font-size-complex="10pt"/>
    </style:style>
    <style:style style:name="P12" style:family="paragraph" style:parent-style-name="Standard">
      <style:paragraph-properties fo:margin-left="0cm" fo:margin-right="0cm" fo:text-indent="0cm" style:auto-text-indent="false"/>
      <style:text-properties style:language-asian="ru" style:country-asian="RU" style:font-size-complex="12pt"/>
    </style:style>
    <style:style style:name="P13" style:family="paragraph" style:parent-style-name="Standard">
      <style:paragraph-properties fo:margin-left="0cm" fo:margin-right="0cm" fo:text-indent="0cm" style:auto-text-indent="false" style:snap-to-layout-grid="false"/>
      <style:text-properties style:language-asian="ru" style:country-asian="RU" style:font-size-complex="12pt"/>
    </style:style>
    <style:style style:name="P14" style:family="paragraph" style:parent-style-name="Standard">
      <style:paragraph-properties fo:margin-left="0cm" fo:margin-right="0cm" fo:text-align="center" style:justify-single-word="false" fo:text-indent="0cm" style:auto-text-indent="false"/>
      <style:text-properties style:language-asian="ru" style:country-asian="RU" style:font-size-complex="12pt"/>
    </style:style>
    <style:style style:name="P15" style:family="paragraph" style:parent-style-name="Standard">
      <style:paragraph-properties fo:margin-left="0cm" fo:margin-right="0cm" fo:text-align="center" style:justify-single-word="false" fo:text-indent="0cm" style:auto-text-indent="false" style:snap-to-layout-grid="false"/>
      <style:text-properties style:language-asian="ru" style:country-asian="RU" style:font-size-complex="12pt"/>
    </style:style>
    <style:style style:name="P16" style:family="paragraph" style:parent-style-name="Standard">
      <style:paragraph-properties fo:margin-left="0cm" fo:margin-right="0cm" fo:text-indent="0cm" style:auto-text-indent="false" style:snap-to-layout-grid="false"/>
    </style:style>
    <style:style style:name="P17" style:family="paragraph" style:parent-style-name="Standard">
      <style:paragraph-properties fo:text-align="center" style:justify-single-word="false"/>
    </style:style>
    <style:style style:name="P18" style:family="paragraph" style:parent-style-name="Standard">
      <style:paragraph-properties fo:text-align="center" style:justify-single-word="false"/>
      <style:text-properties fo:font-size="14pt" fo:font-weight="bold" style:font-size-asian="14pt" style:font-weight-asian="bold"/>
    </style:style>
    <style:style style:name="P19"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20" style:family="paragraph" style:parent-style-name="Standard">
      <style:paragraph-properties fo:text-align="center" style:justify-single-word="false"/>
      <style:text-properties fo:font-size="14pt" style:font-size-asian="14pt" style:font-size-complex="12pt"/>
    </style:style>
    <style:style style:name="P21" style:family="paragraph" style:parent-style-name="Standard">
      <style:paragraph-properties fo:text-align="center" style:justify-single-word="false"/>
      <style:text-properties fo:font-size="14pt" style:font-size-asian="14pt"/>
    </style:style>
    <style:style style:name="P22" style:family="paragraph" style:parent-style-name="Standard">
      <style:text-properties style:font-size-complex="12pt"/>
    </style:style>
    <style:style style:name="P23" style:family="paragraph" style:parent-style-name="Standard">
      <style:paragraph-properties fo:text-align="justify" style:justify-single-word="false"/>
      <style:text-properties style:font-size-complex="12pt"/>
    </style:style>
    <style:style style:name="P24" style:family="paragraph" style:parent-style-name="Standard">
      <style:paragraph-properties fo:text-align="justify" style:justify-single-word="false"/>
    </style:style>
    <style:style style:name="P25" style:family="paragraph" style:parent-style-name="Standard">
      <style:text-properties style:font-name-asian="Times New Roman"/>
    </style:style>
    <style:style style:name="P26" style:family="paragraph" style:parent-style-name="Standard">
      <style:paragraph-properties fo:text-align="justify" style:justify-single-word="false"/>
      <style:text-properties style:font-name-asian="Times New Roman"/>
    </style:style>
    <style:style style:name="P27" style:family="paragraph" style:parent-style-name="Standard">
      <style:paragraph-properties fo:text-align="justify" style:justify-single-word="false"/>
      <style:text-properties style:text-position="sub 58%" fo:font-style="italic" style:font-style-asian="italic"/>
    </style:style>
    <style:style style:name="P28" style:family="paragraph" style:parent-style-name="Header">
      <style:text-properties fo:font-size="6pt" style:font-size-asian="6pt"/>
    </style:style>
    <style:style style:name="P29" style:family="paragraph" style:parent-style-name="Standard">
      <style:paragraph-properties fo:margin-left="-0.191cm" fo:margin-right="-0.191cm" fo:text-align="center" style:justify-single-word="false" fo:text-indent="0cm" style:auto-text-indent="false"/>
      <style:text-properties fo:font-size="11pt" style:font-size-asian="11pt" style:language-asian="ru" style:country-asian="RU"/>
    </style:style>
    <style:style style:name="P30" style:family="paragraph" style:parent-style-name="Standard">
      <style:paragraph-properties fo:margin-top="0.423cm" fo:margin-bottom="0cm" loext:contextual-spacing="false"/>
    </style:style>
    <style:style style:name="P31" style:family="paragraph" style:parent-style-name="Standard">
      <style:paragraph-properties fo:break-before="page"/>
    </style:style>
    <style:style style:name="P32" style:family="paragraph" style:parent-style-name="Standard">
      <style:paragraph-properties fo:margin-left="0cm" fo:margin-right="-0.191cm" fo:text-indent="0cm" style:auto-text-indent="false"/>
    </style:style>
    <style:style style:name="P33" style:family="paragraph" style:parent-style-name="Standard">
      <style:paragraph-properties fo:text-align="center" style:justify-single-word="false"/>
      <style:text-properties officeooo:paragraph-rsid="0014dc28"/>
    </style:style>
    <style:style style:name="P34"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35" style:family="paragraph" style:parent-style-name="Standard">
      <style:paragraph-properties fo:text-align="center" style:justify-single-word="false"/>
      <style:text-properties fo:font-size="14pt" fo:font-weight="bold" style:font-size-asian="14pt" style:font-weight-asian="bold"/>
    </style:style>
    <style:style style:name="P36" style:family="paragraph" style:parent-style-name="Standard">
      <style:paragraph-properties fo:text-align="center" style:justify-single-word="false"/>
      <style:text-properties fo:font-style="italic" style:font-style-asian="italic"/>
    </style:style>
    <style:style style:name="P37" style:family="paragraph" style:parent-style-name="Standard">
      <style:paragraph-properties fo:text-align="justify" style:justify-single-word="false"/>
    </style:style>
    <style:style style:name="P38" style:family="paragraph" style:parent-style-name="Standard" style:list-style-name="WW8Num1">
      <style:paragraph-properties fo:text-align="justify" style:justify-single-word="false"/>
    </style:style>
    <style:style style:name="P39" style:family="paragraph" style:parent-style-name="Standard">
      <style:paragraph-properties fo:text-align="justify" style:justify-single-word="false"/>
      <style:text-properties officeooo:paragraph-rsid="0014dc28"/>
    </style:style>
    <style:style style:name="P40" style:family="paragraph" style:parent-style-name="Standard">
      <style:paragraph-properties fo:text-align="justify" style:justify-single-word="false"/>
      <style:text-properties officeooo:paragraph-rsid="0018e528"/>
    </style:style>
    <style:style style:name="P41" style:family="paragraph" style:parent-style-name="Standard" style:list-style-name="L5">
      <style:paragraph-properties fo:text-align="justify" style:justify-single-word="false"/>
      <style:text-properties officeooo:paragraph-rsid="0018e528"/>
    </style:style>
    <style:style style:name="P42" style:family="paragraph" style:parent-style-name="Standard" style:list-style-name="L6">
      <style:paragraph-properties fo:text-align="justify" style:justify-single-word="false"/>
      <style:text-properties officeooo:paragraph-rsid="001c1e70"/>
    </style:style>
    <style:style style:name="P43" style:family="paragraph" style:parent-style-name="Standard">
      <style:text-properties officeooo:rsid="0014dc28" officeooo:paragraph-rsid="0014dc28"/>
    </style:style>
    <style:style style:name="P44" style:family="paragraph" style:parent-style-name="Standard" style:list-style-name="L1">
      <style:text-properties officeooo:rsid="0014dc28" officeooo:paragraph-rsid="0014dc28"/>
    </style:style>
    <style:style style:name="P45" style:family="paragraph" style:parent-style-name="Standard">
      <style:text-properties style:use-window-font-color="true" style:font-name="Times New Roman" fo:font-size="12pt" fo:language="ru" fo:country="RU" style:font-name-asian="Calibri" style:font-size-asian="12pt" style:font-name-complex="Times New Roman" style:font-size-complex="11pt" style:language-complex="ar" style:country-complex="SA"/>
    </style:style>
    <style:style style:name="P46" style:family="paragraph" style:parent-style-name="Standard">
      <style:text-properties style:use-window-font-color="true" style:font-name="Times New Roman" fo:font-size="12pt" fo:language="ru" fo:country="RU" officeooo:rsid="001896e9" style:font-name-asian="Calibri" style:font-size-asian="12pt" style:font-name-complex="Times New Roman" style:font-size-complex="11pt" style:language-complex="ar" style:country-complex="SA"/>
    </style:style>
    <style:style style:name="P47" style:family="paragraph" style:parent-style-name="Standard">
      <style:paragraph-properties fo:text-align="justify" style:justify-single-word="false"/>
      <style:text-properties style:use-window-font-color="true" style:font-name="Times New Roman" fo:font-size="12pt" fo:language="ru" fo:country="RU" officeooo:rsid="001896e9" style:font-name-asian="Calibri" style:font-size-asian="12pt" style:font-name-complex="Times New Roman" style:font-size-complex="11pt" style:language-complex="ar" style:country-complex="SA"/>
    </style:style>
    <style:style style:name="P48" style:family="paragraph" style:parent-style-name="Standard">
      <style:paragraph-properties fo:text-align="justify" style:justify-single-word="false"/>
      <style:text-properties style:use-window-font-color="true" style:font-name="Times New Roman" fo:font-size="12pt" fo:language="ru" fo:country="RU" officeooo:rsid="001896e9" officeooo:paragraph-rsid="001896e9" style:font-name-asian="Calibri" style:font-size-asian="12pt" style:font-name-complex="Times New Roman" style:font-size-complex="11pt" style:language-complex="ar" style:country-complex="SA"/>
    </style:style>
    <style:style style:name="P49" style:family="paragraph" style:parent-style-name="Standard" style:list-style-name="L3">
      <style:text-properties style:use-window-font-color="true" style:font-name="Times New Roman" fo:font-size="12pt" fo:language="ru" fo:country="RU" officeooo:rsid="001896e9" style:font-name-asian="Calibri" style:font-size-asian="12pt" style:font-name-complex="Times New Roman" style:font-size-complex="11pt" style:language-complex="ar" style:country-complex="SA"/>
    </style:style>
    <style:style style:name="P50" style:family="paragraph" style:parent-style-name="Standard">
      <style:paragraph-properties fo:text-align="center" style:justify-single-word="false"/>
      <style:text-properties style:use-window-font-color="true" style:font-name="Times New Roman" fo:font-size="12pt" fo:language="ru" fo:country="RU" style:font-name-asian="Calibri" style:font-size-asian="12pt" style:font-name-complex="Times New Roman" style:font-size-complex="11pt" style:language-complex="ar" style:country-complex="SA"/>
    </style:style>
    <style:style style:name="P51" style:family="paragraph" style:parent-style-name="Standard" style:list-style-name="L10">
      <style:paragraph-properties>
        <style:tab-stops>
          <style:tab-stop style:position="1.249cm"/>
        </style:tab-stops>
      </style:paragraph-properties>
      <style:text-properties style:use-window-font-color="true" style:font-name="Times New Roman" fo:font-size="12pt" fo:language="ru" fo:country="RU" fo:font-weight="normal" officeooo:rsid="001d9292" style:font-name-asian="Calibri" style:font-size-asian="12pt" style:font-weight-asian="normal" style:font-name-complex="Times New Roman" style:font-size-complex="11pt" style:language-complex="ar" style:country-complex="SA" style:font-weight-complex="normal"/>
    </style:style>
    <style:style style:name="P52" style:family="paragraph" style:parent-style-name="Standard" style:list-style-name="L10">
      <style:paragraph-properties>
        <style:tab-stops>
          <style:tab-stop style:position="1.249cm"/>
        </style:tab-stops>
      </style:paragraph-properties>
      <style:text-properties style:use-window-font-color="true" style:font-name="Times New Roman" fo:font-size="12pt" fo:language="ru" fo:country="RU" fo:font-weight="normal" officeooo:rsid="001f9337" officeooo:paragraph-rsid="001f9337" style:font-name-asian="Calibri" style:font-size-asian="12pt" style:font-weight-asian="normal" style:font-name-complex="Times New Roman" style:font-size-complex="11pt" style:language-complex="ar" style:country-complex="SA" style:font-weight-complex="normal"/>
    </style:style>
    <style:style style:name="P53" style:family="paragraph" style:parent-style-name="Standard">
      <style:paragraph-properties fo:text-align="justify" style:justify-single-word="false"/>
      <style:text-properties style:use-window-font-color="true" style:font-name="Times New Roman" fo:font-size="12pt" fo:language="ru" fo:country="RU" fo:font-weight="normal" style:font-name-asian="Calibri" style:font-size-asian="12pt" style:font-weight-asian="normal" style:font-name-complex="Times New Roman" style:font-size-complex="11pt" style:language-complex="ar" style:country-complex="SA" style:font-weight-complex="normal"/>
    </style:style>
    <style:style style:name="P54" style:family="paragraph" style:parent-style-name="Standard">
      <style:text-properties style:use-window-font-color="true" style:font-name="Times New Roman" fo:font-size="18pt" fo:language="ru" fo:country="RU" style:font-name-asian="Calibri" style:font-size-asian="18pt" style:font-name-complex="Times New Roman" style:font-size-complex="18pt" style:language-complex="ar" style:country-complex="SA"/>
    </style:style>
    <style:style style:name="P55" style:family="paragraph" style:parent-style-name="Standard" style:list-style-name="L1">
      <style:text-properties officeooo:rsid="001896e9" officeooo:paragraph-rsid="001896e9"/>
    </style:style>
    <style:style style:name="P56" style:family="paragraph" style:parent-style-name="Standard">
      <style:paragraph-properties fo:text-align="justify" style:justify-single-word="false"/>
      <style:text-properties officeooo:rsid="001896e9" officeooo:paragraph-rsid="001896e9"/>
    </style:style>
    <style:style style:name="P57" style:family="paragraph" style:parent-style-name="Standard" style:list-style-name="L2">
      <style:paragraph-properties fo:text-align="justify" style:justify-single-word="false"/>
      <style:text-properties officeooo:rsid="001896e9" officeooo:paragraph-rsid="001896e9"/>
    </style:style>
    <style:style style:name="P58" style:family="paragraph" style:parent-style-name="Standard" style:list-style-name="L3">
      <style:text-properties style:font-name="Times New Roman" fo:font-size="12pt"/>
    </style:style>
    <style:style style:name="P59" style:family="paragraph" style:parent-style-name="Standard" style:list-style-name="L9">
      <style:text-properties officeooo:paragraph-rsid="001e9ee8"/>
    </style:style>
    <style:style style:name="P60" style:family="paragraph" style:parent-style-name="Standard" style:list-style-name="L9">
      <style:text-properties officeooo:rsid="001d9292" officeooo:paragraph-rsid="001d9292"/>
    </style:style>
    <style:style style:name="P61" style:family="paragraph" style:parent-style-name="Standard" style:list-style-name="L10">
      <style:paragraph-properties>
        <style:tab-stops>
          <style:tab-stop style:position="1.249cm"/>
        </style:tab-stops>
      </style:paragraph-properties>
      <style:text-properties officeooo:paragraph-rsid="001f9337"/>
    </style:style>
    <style:style style:name="P62" style:family="paragraph" style:parent-style-name="Standard" style:master-page-name="Standard">
      <style:paragraph-properties style:page-number="auto"/>
    </style:style>
    <style:style style:name="P63" style:family="paragraph" style:parent-style-name="Standard" style:list-style-name="WW8Num13">
      <style:paragraph-properties fo:margin-left="3.175cm" fo:margin-right="0.141cm" style:line-height-at-least="0.353cm" fo:text-align="justify" style:justify-single-word="false" fo:orphans="0" fo:widows="0" fo:text-indent="-1.27cm" style:auto-text-indent="false" style:text-autospace="none"/>
    </style:style>
    <style:style style:name="P64" style:family="paragraph" style:parent-style-name="Standard" style:list-style-name="WW8Num13">
      <style:paragraph-properties fo:margin-left="3.175cm" fo:margin-right="0.145cm" style:line-height-at-least="0.353cm" fo:text-align="justify" style:justify-single-word="false" fo:orphans="0" fo:widows="0" fo:text-indent="-1.27cm" style:auto-text-indent="false" style:text-autospace="none"/>
    </style:style>
    <style:style style:name="P65" style:family="paragraph" style:parent-style-name="Standard" style:list-style-name="WW8Num13">
      <style:paragraph-properties fo:margin-left="3.175cm" fo:margin-right="0.131cm" style:line-height-at-least="0.353cm" fo:text-align="justify" style:justify-single-word="false" fo:orphans="0" fo:widows="0" fo:text-indent="-1.27cm" style:auto-text-indent="false" style:text-autospace="none"/>
    </style:style>
    <style:style style:name="P66" style:family="paragraph" style:parent-style-name="Standard">
      <style:paragraph-properties fo:margin-left="0cm" fo:margin-right="0cm" fo:text-align="center" style:justify-single-word="false" fo:text-indent="0cm" style:auto-text-indent="false"/>
      <style:text-properties fo:font-size="11pt" style:font-size-asian="11pt" style:language-asian="ru" style:country-asian="RU"/>
    </style:style>
    <style:style style:name="P67" style:family="paragraph" style:parent-style-name="Standard">
      <style:paragraph-properties fo:margin-left="0cm" fo:margin-right="0cm" fo:text-align="center" style:justify-single-word="false" fo:text-indent="0cm" style:auto-text-indent="false"/>
      <style:text-properties fo:font-size="11pt" style:font-size-asian="11pt" style:language-asian="ru" style:country-asian="RU" style:font-size-complex="10pt"/>
    </style:style>
    <style:style style:name="P68" style:family="paragraph" style:parent-style-name="Standard">
      <style:paragraph-properties fo:margin-left="0cm" fo:margin-right="0cm" fo:line-height="115%" fo:text-align="justify" style:justify-single-word="false" fo:text-indent="0cm" style:auto-text-indent="false"/>
      <style:text-properties style:font-size-complex="12pt"/>
    </style:style>
    <style:style style:name="P69" style:family="paragraph" style:parent-style-name="Standard">
      <style:paragraph-properties fo:margin-left="0cm" fo:margin-right="0cm" fo:text-align="justify" style:justify-single-word="false" fo:text-indent="0cm" style:auto-text-indent="false"/>
      <style:text-properties style:language-asian="ru" style:country-asian="RU" style:font-size-complex="12pt"/>
    </style:style>
    <style:style style:name="P70" style:family="paragraph" style:parent-style-name="Standard">
      <style:paragraph-properties fo:margin-left="0cm" fo:margin-right="0cm" fo:text-align="justify" style:justify-single-word="false" fo:text-indent="0cm" style:auto-text-indent="false"/>
      <style:text-properties officeooo:rsid="0016d9e2" officeooo:paragraph-rsid="0016d9e2" style:language-asian="ru" style:country-asian="RU" style:font-size-complex="12pt"/>
    </style:style>
    <style:style style:name="P71" style:family="paragraph" style:parent-style-name="Standard">
      <style:paragraph-properties fo:margin-left="0cm" fo:margin-right="0cm" fo:line-height="115%" fo:text-align="justify" style:justify-single-word="false" fo:text-indent="0cm" style:auto-text-indent="false"/>
      <style:text-properties officeooo:rsid="001896e9" officeooo:paragraph-rsid="001896e9" style:language-asian="ru" style:country-asian="RU" style:font-size-complex="12pt"/>
    </style:style>
    <style:style style:name="P72" style:family="paragraph" style:parent-style-name="Standard">
      <style:paragraph-properties fo:margin-left="0cm" fo:margin-right="0cm" fo:text-align="center" style:justify-single-word="false" fo:text-indent="0cm" style:auto-text-indent="false"/>
      <style:text-properties officeooo:rsid="0018e528" officeooo:paragraph-rsid="0018e528" style:language-asian="ru" style:country-asian="RU" style:font-size-complex="12pt"/>
    </style:style>
    <style:style style:name="P73" style:family="paragraph" style:parent-style-name="Standard">
      <style:paragraph-properties fo:margin-left="0cm" fo:margin-right="0cm" fo:text-indent="0cm" style:auto-text-indent="false"/>
      <style:text-properties officeooo:rsid="0018e528" officeooo:paragraph-rsid="0018e528" style:language-asian="ru" style:country-asian="RU" style:font-size-complex="12pt"/>
    </style:style>
    <style:style style:name="P74" style:family="paragraph" style:parent-style-name="Standard">
      <style:paragraph-properties fo:margin-left="0cm" fo:margin-right="0cm" fo:text-align="center" style:justify-single-word="false" fo:text-indent="0cm" style:auto-text-indent="false"/>
      <style:text-properties officeooo:rsid="001acf26" officeooo:paragraph-rsid="001acf26" style:language-asian="ru" style:country-asian="RU" style:font-size-complex="12pt"/>
    </style:style>
    <style:style style:name="P75" style:family="paragraph" style:parent-style-name="Standard">
      <style:paragraph-properties fo:margin-left="0cm" fo:margin-right="0cm" fo:line-height="150%" fo:text-align="justify" style:justify-single-word="false" fo:orphans="0" fo:widows="0" fo:text-indent="0cm" style:auto-text-indent="false" style:text-autospace="none"/>
      <style:text-properties fo:font-size="14pt" fo:font-weight="bold" officeooo:rsid="001c1e70" officeooo:paragraph-rsid="001c1e70" style:font-size-asian="14pt" style:font-weight-asian="bold" style:font-size-complex="10pt"/>
    </style:style>
    <style:style style:name="P76" style:family="paragraph" style:parent-style-name="Standard">
      <style:paragraph-properties fo:margin-left="0cm" fo:margin-right="0cm" fo:line-height="150%" fo:text-align="justify" style:justify-single-word="false" fo:orphans="0" fo:widows="0" fo:text-indent="0cm" style:auto-text-indent="false" style:text-autospace="none"/>
      <style:text-properties fo:font-size="14pt" fo:font-weight="normal" officeooo:rsid="001d829e" officeooo:paragraph-rsid="001d829e" style:font-size-asian="14pt" style:font-weight-asian="normal" style:font-size-complex="10pt"/>
    </style:style>
    <style:style style:name="P77" style:family="paragraph" style:parent-style-name="Standard">
      <style:paragraph-properties fo:margin-left="0cm" fo:margin-right="0cm" fo:line-height="115%" fo:text-align="justify" style:justify-single-word="false" fo:text-indent="0cm" style:auto-text-indent="false"/>
      <style:text-properties officeooo:paragraph-rsid="0016d9e2"/>
    </style:style>
    <style:style style:name="P78" style:family="paragraph" style:parent-style-name="Standard">
      <style:paragraph-properties fo:margin-left="0cm" fo:margin-right="0cm" fo:text-indent="0cm" style:auto-text-indent="false"/>
      <style:text-properties style:use-window-font-color="true" style:font-name="Times New Roman" fo:font-size="12pt" fo:language="ru" fo:country="RU" style:font-name-asian="Calibri" style:font-size-asian="12pt" style:font-name-complex="Times New Roman" style:font-size-complex="11pt" style:language-complex="ar" style:country-complex="SA"/>
    </style:style>
    <style:style style:name="P79" style:family="paragraph" style:parent-style-name="Standard">
      <style:paragraph-properties fo:margin-left="0cm" fo:margin-right="0cm" fo:line-height="115%" fo:text-align="justify" style:justify-single-word="false" fo:text-indent="0cm" style:auto-text-indent="false"/>
      <style:text-properties style:use-window-font-color="true" style:font-name="Times New Roman" fo:font-size="12pt" fo:language="ru" fo:country="RU" style:font-name-asian="Calibri" style:font-size-asian="12pt" style:font-name-complex="Times New Roman" style:font-size-complex="11pt" style:language-complex="ar" style:country-complex="SA"/>
    </style:style>
    <style:style style:name="P80" style:family="paragraph" style:parent-style-name="Standard">
      <style:paragraph-properties fo:margin-left="0cm" fo:margin-right="0cm" fo:text-align="justify" style:justify-single-word="false" fo:text-indent="0cm" style:auto-text-indent="false"/>
      <style:text-properties style:use-window-font-color="true" style:font-name="Times New Roman" fo:font-size="12pt" fo:language="ru" fo:country="RU" style:font-name-asian="Calibri" style:font-size-asian="12pt" style:font-name-complex="Times New Roman" style:font-size-complex="11pt" style:language-complex="ar" style:country-complex="SA"/>
    </style:style>
    <style:style style:name="P81" style:family="paragraph" style:parent-style-name="Standard">
      <style:paragraph-properties fo:margin-left="0cm" fo:margin-right="0cm" fo:line-height="115%" fo:text-align="justify" style:justify-single-word="false" fo:text-indent="0cm" style:auto-text-indent="false"/>
      <style:text-properties style:use-window-font-color="true" style:font-name="Times New Roman" fo:font-size="12pt" fo:language="ru" fo:country="RU" officeooo:rsid="0016d9e2" style:font-name-asian="Calibri" style:font-size-asian="12pt" style:language-asian="ru" style:country-asian="RU" style:font-name-complex="Times New Roman" style:font-size-complex="12pt" style:language-complex="ar" style:country-complex="SA"/>
    </style:style>
    <style:style style:name="P82" style:family="paragraph" style:parent-style-name="Standard">
      <style:paragraph-properties fo:margin-left="0cm" fo:margin-right="0cm" fo:line-height="150%" fo:text-align="justify" style:justify-single-word="false" fo:orphans="0" fo:widows="0" fo:text-indent="0cm" style:auto-text-indent="false" style:text-autospace="none"/>
      <style:text-properties style:use-window-font-color="true" style:font-name="Times New Roman" fo:font-size="12pt" fo:language="ru" fo:country="RU" fo:font-weight="normal" officeooo:rsid="001c1e70" officeooo:paragraph-rsid="001c1e70" style:font-name-asian="Calibri" style:font-size-asian="12pt" style:font-weight-asian="normal" style:font-name-complex="Times New Roman" style:font-size-complex="11pt" style:language-complex="ar" style:country-complex="SA" style:font-weight-complex="normal"/>
    </style:style>
    <style:style style:name="P83" style:family="paragraph" style:parent-style-name="Standard">
      <style:paragraph-properties fo:margin-left="0cm" fo:margin-right="0cm" fo:line-height="150%" fo:text-align="justify" style:justify-single-word="false" fo:orphans="0" fo:widows="0" fo:text-indent="0cm" style:auto-text-indent="false" style:text-autospace="none"/>
      <style:text-properties style:use-window-font-color="true" style:font-name="Times New Roman" fo:font-size="12pt" fo:language="ru" fo:country="RU" fo:font-weight="normal" officeooo:rsid="001c1e70" officeooo:paragraph-rsid="001d829e" style:font-name-asian="Calibri" style:font-size-asian="12pt" style:font-weight-asian="normal" style:font-name-complex="Times New Roman" style:font-size-complex="11pt" style:language-complex="ar" style:country-complex="SA" style:font-weight-complex="normal"/>
    </style:style>
    <style:style style:name="P84" style:family="paragraph" style:parent-style-name="Standard">
      <style:paragraph-properties fo:margin-left="0cm" fo:margin-right="0cm" fo:text-align="justify" style:justify-single-word="false" fo:text-indent="0cm" style:auto-text-indent="false"/>
    </style:style>
    <style:style style:name="P85" style:family="paragraph" style:parent-style-name="Standard">
      <style:paragraph-properties fo:margin-left="0cm" fo:margin-right="0cm" fo:text-align="justify" style:justify-single-word="false" fo:text-indent="0cm" style:auto-text-indent="false"/>
      <style:text-properties officeooo:paragraph-rsid="001c1e70"/>
    </style:style>
    <style:style style:name="P86" style:family="paragraph" style:parent-style-name="Standard">
      <style:paragraph-properties fo:margin-left="0cm" fo:margin-right="0cm" fo:text-indent="0cm" style:auto-text-indent="false"/>
      <style:text-properties officeooo:rsid="0018e528" officeooo:paragraph-rsid="0018e528"/>
    </style:style>
    <style:style style:name="P87" style:family="paragraph" style:parent-style-name="Standard">
      <style:paragraph-properties fo:margin-left="0cm" fo:margin-right="0cm" fo:text-align="center" style:justify-single-word="false" fo:text-indent="0cm" style:auto-text-indent="false"/>
      <style:text-properties officeooo:rsid="001acf26" officeooo:paragraph-rsid="001acf26"/>
    </style:style>
    <style:style style:name="P88" style:family="paragraph" style:parent-style-name="Standard">
      <style:paragraph-properties fo:margin-left="0cm" fo:margin-right="0cm" fo:text-align="center" style:justify-single-word="false" fo:text-indent="0cm" style:auto-text-indent="false" style:snap-to-layout-grid="false"/>
      <style:text-properties officeooo:rsid="001acf26" officeooo:paragraph-rsid="001acf26"/>
    </style:style>
    <style:style style:name="P89" style:family="paragraph" style:parent-style-name="Standard">
      <style:paragraph-properties fo:margin-left="0cm" fo:margin-right="0cm" fo:text-align="justify" style:justify-single-word="false" fo:text-indent="0cm" style:auto-text-indent="false"/>
      <style:text-properties officeooo:rsid="001ff751"/>
    </style:style>
    <style:style style:name="P90" style:family="paragraph" style:parent-style-name="Standard">
      <style:paragraph-properties fo:margin-left="0cm" fo:margin-right="0cm" fo:line-height="150%" fo:text-align="justify" style:justify-single-word="false" fo:orphans="0" fo:widows="0" fo:text-indent="0cm" style:auto-text-indent="false" fo:keep-with-next="always" style:text-autospace="none"/>
      <style:text-properties fo:font-size="14pt" fo:font-weight="bold" officeooo:rsid="001c1e70" officeooo:paragraph-rsid="001c1e70" style:font-size-asian="14pt" style:font-weight-asian="bold" style:font-size-complex="10pt"/>
    </style:style>
    <style:style style:name="P91" style:family="paragraph" style:parent-style-name="Standard">
      <style:paragraph-properties fo:margin-left="0cm" fo:margin-right="0cm" fo:margin-top="0.423cm" fo:margin-bottom="0.106cm" loext:contextual-spacing="false" fo:text-indent="0cm" style:auto-text-indent="false"/>
      <style:text-properties officeooo:rsid="001e9ee8" officeooo:paragraph-rsid="001f9337"/>
    </style:style>
    <style:style style:name="P92" style:family="paragraph" style:parent-style-name="Standard">
      <style:paragraph-properties fo:margin-left="-0.189cm" fo:margin-right="-0.191cm" fo:text-align="center" style:justify-single-word="false" fo:text-indent="0cm" style:auto-text-indent="false"/>
      <style:text-properties fo:font-size="11pt" style:font-size-asian="11pt" style:language-asian="ru" style:country-asian="RU" style:font-size-complex="10pt"/>
    </style:style>
    <style:style style:name="P93" style:family="paragraph" style:parent-style-name="Standard">
      <style:paragraph-properties fo:margin-left="0cm" fo:margin-right="0cm" fo:text-align="justify" style:justify-single-word="false" fo:text-indent="0.762cm" style:auto-text-indent="false"/>
      <style:text-properties officeooo:paragraph-rsid="001c1e70"/>
    </style:style>
    <style:style style:name="P94" style:family="paragraph" style:parent-style-name="Standard" style:list-style-name="L8">
      <style:paragraph-properties fo:margin-top="0.423cm" fo:margin-bottom="0.106cm" loext:contextual-spacing="false" fo:line-height="100%" fo:text-align="justify" style:justify-single-word="false"/>
      <style:text-properties officeooo:rsid="001d9292" officeooo:paragraph-rsid="001d9292"/>
    </style:style>
    <style:style style:name="P95" style:family="paragraph" style:parent-style-name="Standard" style:list-style-name="L11">
      <style:paragraph-properties fo:margin-top="0.423cm" fo:margin-bottom="0.106cm" loext:contextual-spacing="false"/>
      <style:text-properties fo:font-weight="normal" officeooo:rsid="001f9337" officeooo:paragraph-rsid="001f9337" style:font-weight-asian="normal" style:font-weight-complex="normal"/>
    </style:style>
    <style:style style:name="P96" style:family="paragraph" style:parent-style-name="Standard" style:list-style-name="L11">
      <style:paragraph-properties fo:margin-top="0.423cm" fo:margin-bottom="0.106cm" loext:contextual-spacing="false"/>
      <style:text-properties fo:font-weight="normal" officeooo:rsid="001ff751" officeooo:paragraph-rsid="001ff751" style:font-weight-asian="normal" style:font-weight-complex="normal"/>
    </style:style>
    <style:style style:name="P97" style:family="paragraph" style:parent-style-name="Standard" style:list-style-name="L8">
      <style:paragraph-properties fo:margin-top="0.423cm" fo:margin-bottom="0.106cm" loext:contextual-spacing="false" fo:line-height="100%" fo:text-align="justify" style:justify-single-word="false"/>
      <style:text-properties officeooo:paragraph-rsid="001d9292"/>
    </style:style>
    <style:style style:name="P98" style:family="paragraph" style:parent-style-name="Standard" style:list-style-name="L8">
      <style:paragraph-properties fo:margin-top="0.423cm" fo:margin-bottom="0.106cm" loext:contextual-spacing="false" fo:line-height="100%" fo:text-align="justify" style:justify-single-word="false"/>
      <style:text-properties style:use-window-font-color="true" style:font-name="Times New Roman" fo:font-size="12pt" fo:language="ru" fo:country="RU" officeooo:paragraph-rsid="001ff751" style:font-name-asian="Calibri" style:font-size-asian="12pt" style:font-name-complex="Times New Roman" style:font-size-complex="11pt" style:language-complex="ar" style:country-complex="SA"/>
    </style:style>
    <style:style style:name="P99" style:family="paragraph" style:parent-style-name="Heading_20_1">
      <style:paragraph-properties fo:text-align="justify" style:justify-single-word="false"/>
    </style:style>
    <style:style style:name="P100" style:family="paragraph" style:parent-style-name="Heading_20_1">
      <style:paragraph-properties fo:break-before="page"/>
    </style:style>
    <style:style style:name="P101" style:family="paragraph" style:parent-style-name="Heading_20_1">
      <style:paragraph-properties fo:margin-left="0cm" fo:margin-right="0cm" fo:margin-top="0.423cm" fo:margin-bottom="0.106cm" loext:contextual-spacing="false" fo:text-align="justify" style:justify-single-word="false" fo:text-indent="0cm" style:auto-text-indent="false"/>
      <style:text-properties fo:font-weight="normal" officeooo:rsid="001d829e" officeooo:paragraph-rsid="001d829e" style:font-weight-asian="normal" style:font-weight-complex="normal"/>
    </style:style>
    <style:style style:name="P102" style:family="paragraph" style:parent-style-name="Heading_20_2">
      <style:paragraph-properties fo:margin-top="0.423cm" fo:margin-bottom="0.106cm" loext:contextual-spacing="false"/>
    </style:style>
    <style:style style:name="P103" style:family="paragraph" style:parent-style-name="Heading_20_2">
      <style:paragraph-properties fo:margin-top="0.423cm" fo:margin-bottom="0.106cm" loext:contextual-spacing="false" fo:text-align="justify" style:justify-single-word="false"/>
      <style:text-properties officeooo:paragraph-rsid="001d829e"/>
    </style:style>
    <style:style style:name="P104" style:family="paragraph" style:parent-style-name="Heading_20_2">
      <style:paragraph-properties fo:margin-top="0.423cm" fo:margin-bottom="0.106cm" loext:contextual-spacing="false"/>
      <style:text-properties officeooo:paragraph-rsid="001e9ee8"/>
    </style:style>
    <style:style style:name="T1" style:family="text">
      <style:text-properties fo:font-size="10pt" style:font-size-asian="10pt" style:font-size-complex="10pt"/>
    </style:style>
    <style:style style:name="T2" style:family="text">
      <style:text-properties fo:font-weight="bold" officeooo:rsid="001c1e70" style:font-weight-asian="bold"/>
    </style:style>
    <style:style style:name="T3" style:family="text">
      <style:text-properties fo:font-weight="bold" officeooo:rsid="0018e528" style:font-weight-asian="bold"/>
    </style:style>
    <style:style style:name="T4" style:family="text">
      <style:text-properties fo:font-size="14pt" fo:font-weight="bold" style:font-size-asian="14pt" style:font-weight-asian="bold"/>
    </style:style>
    <style:style style:name="T5" style:family="text">
      <style:text-properties fo:font-size="14pt" fo:font-weight="bold" officeooo:rsid="0014dc28" style:font-size-asian="14pt" style:font-weight-asian="bold"/>
    </style:style>
    <style:style style:name="T6" style:family="text">
      <style:text-properties fo:font-size="14pt" style:font-size-asian="14pt"/>
    </style:style>
    <style:style style:name="T7" style:family="text">
      <style:text-properties fo:font-size="14pt" style:font-size-asian="14pt" style:font-size-complex="14pt"/>
    </style:style>
    <style:style style:name="T8" style:family="text">
      <style:text-properties style:font-size-complex="12pt"/>
    </style:style>
    <style:style style:name="T9" style:family="text">
      <style:text-properties fo:language="en" fo:country="US" officeooo:rsid="0014dc28"/>
    </style:style>
    <style:style style:name="T10" style:family="text">
      <style:text-properties fo:color="#000000" style:font-size-complex="12pt"/>
    </style:style>
    <style:style style:name="T11" style:family="text">
      <style:text-properties fo:color="#000000" officeooo:rsid="0014dc28" style:font-size-complex="12pt"/>
    </style:style>
    <style:style style:name="T12" style:family="text">
      <style:text-properties fo:color="#000000" fo:letter-spacing="-0.002cm" style:font-size-complex="12pt"/>
    </style:style>
    <style:style style:name="T13" style:family="text">
      <style:text-properties fo:color="#000000" fo:letter-spacing="0.002cm" style:font-size-complex="12pt"/>
    </style:style>
    <style:style style:name="T14" style:family="text">
      <style:text-properties fo:color="#000000" fo:letter-spacing="0.011cm" style:font-size-complex="12pt"/>
    </style:style>
    <style:style style:name="T15" style:family="text">
      <style:text-properties fo:color="#000000" fo:letter-spacing="0.014cm" style:font-size-complex="12pt"/>
    </style:style>
    <style:style style:name="T16" style:family="text">
      <style:text-properties fo:color="#000000" fo:letter-spacing="0.007cm" style:font-size-complex="12pt"/>
    </style:style>
    <style:style style:name="T17" style:family="text">
      <style:text-properties fo:color="#000000" fo:letter-spacing="-0.009cm" style:font-size-complex="12pt"/>
    </style:style>
    <style:style style:name="T18" style:family="text">
      <style:text-properties fo:color="#000000" fo:letter-spacing="0.004cm" style:font-size-complex="12pt"/>
    </style:style>
    <style:style style:name="T19" style:family="text">
      <style:text-properties fo:color="#000000" fo:letter-spacing="0.012cm" style:font-size-complex="12pt"/>
    </style:style>
    <style:style style:name="T20" style:family="text">
      <style:text-properties fo:color="#000000" fo:letter-spacing="-0.004cm" style:font-size-complex="12pt"/>
    </style:style>
    <style:style style:name="T21" style:family="text">
      <style:text-properties fo:color="#000000" fo:letter-spacing="0.021cm" style:font-size-complex="12pt"/>
    </style:style>
    <style:style style:name="T22" style:family="text">
      <style:text-properties fo:color="#000000" fo:letter-spacing="0.069cm" style:font-size-complex="12pt"/>
    </style:style>
    <style:style style:name="T23" style:family="text">
      <style:text-properties fo:color="#000000" fo:letter-spacing="-0.012cm" style:font-size-complex="12pt"/>
    </style:style>
    <style:style style:name="T24" style:family="text">
      <style:text-properties fo:color="#000000" fo:letter-spacing="-0.012cm" officeooo:rsid="0014dc28" style:font-size-complex="12pt"/>
    </style:style>
    <style:style style:name="T25" style:family="text">
      <style:text-properties fo:color="#000000" fo:letter-spacing="0.065cm" style:font-size-complex="12pt"/>
    </style:style>
    <style:style style:name="T26" style:family="text">
      <style:text-properties fo:color="#000000" fo:letter-spacing="0.062cm" style:font-size-complex="12pt"/>
    </style:style>
    <style:style style:name="T27" style:family="text">
      <style:text-properties fo:color="#000000" fo:letter-spacing="0.048cm" style:font-size-complex="12pt"/>
    </style:style>
    <style:style style:name="T28" style:family="text">
      <style:text-properties fo:color="#000000" fo:letter-spacing="-0.005cm" style:font-size-complex="12pt"/>
    </style:style>
    <style:style style:name="T29" style:family="text">
      <style:text-properties fo:color="#000000" fo:letter-spacing="-0.007cm" style:font-size-complex="12pt"/>
    </style:style>
    <style:style style:name="T30" style:family="text">
      <style:text-properties fo:color="#000000" fo:letter-spacing="0.064cm" style:font-size-complex="12pt"/>
    </style:style>
    <style:style style:name="T31" style:family="text">
      <style:text-properties fo:letter-spacing="-0.002cm" style:font-size-complex="12pt"/>
    </style:style>
    <style:style style:name="T32" style:family="text">
      <style:text-properties fo:letter-spacing="0.002cm" style:font-size-complex="12pt"/>
    </style:style>
    <style:style style:name="T33" style:family="text">
      <style:text-properties fo:letter-spacing="0.002cm" officeooo:rsid="001896e9" style:font-size-complex="12pt"/>
    </style:style>
    <style:style style:name="T34" style:family="text">
      <style:text-properties fo:letter-spacing="-0.004cm" style:font-size-complex="12pt"/>
    </style:style>
    <style:style style:name="T35" style:family="text">
      <style:text-properties fo:letter-spacing="0.065cm" style:font-size-complex="12pt"/>
    </style:style>
    <style:style style:name="T36" style:family="text">
      <style:text-properties fo:letter-spacing="0.048cm" style:font-size-complex="12pt"/>
    </style:style>
    <style:style style:name="T37" style:family="text">
      <style:text-properties fo:letter-spacing="0.048cm" officeooo:rsid="001896e9" style:font-size-complex="12pt"/>
    </style:style>
    <style:style style:name="T38" style:family="text">
      <style:text-properties fo:letter-spacing="0.056cm" style:font-size-complex="12pt"/>
    </style:style>
    <style:style style:name="T39" style:family="text">
      <style:text-properties fo:letter-spacing="0.053cm" style:font-size-complex="12pt"/>
    </style:style>
    <style:style style:name="T40" style:family="text">
      <style:text-properties fo:letter-spacing="0.06cm" style:font-size-complex="12pt"/>
    </style:style>
    <style:style style:name="T41" style:family="text">
      <style:text-properties fo:letter-spacing="0.005cm" style:font-size-complex="12pt"/>
    </style:style>
    <style:style style:name="T42" style:family="text">
      <style:text-properties fo:font-weight="normal" style:font-weight-asian="normal" style:font-weight-complex="normal"/>
    </style:style>
    <style:style style:name="T43" style:family="text">
      <style:text-properties fo:font-weight="normal" officeooo:rsid="001d829e" style:font-weight-asian="normal" style:font-weight-complex="normal"/>
    </style:style>
    <style:style style:name="T44" style:family="text">
      <style:text-properties fo:font-weight="normal" officeooo:rsid="001d9292" style:font-weight-asian="normal" style:font-weight-complex="normal"/>
    </style:style>
    <style:style style:name="T45" style:family="text">
      <style:text-properties officeooo:rsid="0014dc28"/>
    </style:style>
    <style:style style:name="T46" style:family="text">
      <style:text-properties officeooo:rsid="0016d9e2"/>
    </style:style>
    <style:style style:name="T47" style:family="text">
      <style:text-properties style:use-window-font-color="true" style:font-name="Times New Roman" fo:font-size="12pt" fo:language="ru" fo:country="RU" style:font-name-asian="Calibri" style:font-size-asian="12pt" style:font-name-complex="Times New Roman" style:font-size-complex="11pt" style:language-complex="ar" style:country-complex="SA"/>
    </style:style>
    <style:style style:name="T48" style:family="text">
      <style:text-properties style:use-window-font-color="true" style:font-name="Times New Roman" fo:font-size="12pt" fo:language="ru" fo:country="RU" fo:font-weight="normal" officeooo:rsid="001f9337" style:font-name-asian="Calibri" style:font-size-asian="12pt" style:font-weight-asian="normal" style:font-name-complex="Times New Roman" style:font-size-complex="11pt" style:language-complex="ar" style:country-complex="SA" style:font-weight-complex="normal"/>
    </style:style>
    <style:style style:name="T49" style:family="text">
      <style:text-properties style:use-window-font-color="true" style:font-name="Times New Roman" fo:font-size="12pt" fo:language="ru" fo:country="RU" fo:font-weight="normal" officeooo:rsid="001d829e" style:font-name-asian="Calibri" style:font-size-asian="12pt" style:font-weight-asian="normal" style:font-name-complex="Times New Roman" style:font-size-complex="11pt" style:language-complex="ar" style:country-complex="SA" style:font-weight-complex="normal"/>
    </style:style>
    <style:style style:name="T50" style:family="text">
      <style:text-properties style:use-window-font-color="true" style:font-name="Times New Roman" fo:font-size="12pt" fo:language="ru" fo:country="RU" fo:font-weight="normal" officeooo:rsid="001d9292" style:font-name-asian="Calibri" style:font-size-asian="12pt" style:font-weight-asian="normal" style:font-name-complex="Times New Roman" style:font-size-complex="11pt" style:language-complex="ar" style:country-complex="SA" style:font-weight-complex="normal"/>
    </style:style>
    <style:style style:name="T51" style:family="text">
      <style:text-properties style:use-window-font-color="true" fo:language="ru" fo:country="RU" officeooo:rsid="001896e9" style:font-name-asian="Calibri" style:font-size-asian="12pt" style:font-name-complex="Times New Roman" style:font-size-complex="11pt" style:language-complex="ar" style:country-complex="SA"/>
    </style:style>
    <style:style style:name="T52" style:family="text">
      <style:text-properties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text-emphasize="none"/>
    </style:style>
    <style:style style:name="T53" style:family="text">
      <style:text-properties officeooo:rsid="001896e9"/>
    </style:style>
    <style:style style:name="T54" style:family="text">
      <style:text-properties officeooo:rsid="0018e528"/>
    </style:style>
    <style:style style:name="T55" style:family="text">
      <style:text-properties officeooo:rsid="001acf26"/>
    </style:style>
    <style:style style:name="T56" style:family="text">
      <style:text-properties officeooo:rsid="001c1e70"/>
    </style:style>
    <style:style style:name="T57" style:family="text">
      <style:text-properties officeooo:rsid="001d829e"/>
    </style:style>
    <style:style style:name="T58" style:family="text">
      <style:text-properties style:font-weight-complex="normal"/>
    </style:style>
    <style:style style:name="T59" style:family="text">
      <style:text-properties officeooo:rsid="001d9292"/>
    </style:style>
    <style:style style:name="T60" style:family="text">
      <style:text-properties officeooo:rsid="001e9ee8"/>
    </style:style>
    <style:style style:name="T61" style:family="text">
      <style:text-properties officeooo:rsid="001f9337"/>
    </style:style>
    <style:style style:name="T62" style:family="text">
      <style:text-properties officeooo:rsid="001ff751"/>
    </style:style>
    <style:style style:name="T63" style:family="text">
      <style:text-properties fo:font-size="18pt" style:font-size-asian="18pt" style:font-size-complex="18pt"/>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626cm" fo:text-indent="-0.635cm" fo:margin-left="2.62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61cm" fo:text-indent="-0.635cm" fo:margin-left="3.26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96cm" fo:text-indent="-0.635cm" fo:margin-left="3.89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31cm" fo:text-indent="-0.635cm" fo:margin-left="4.53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66cm" fo:text-indent="-0.635cm" fo:margin-left="5.1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01cm" fo:text-indent="-0.635cm" fo:margin-left="5.80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36cm" fo:text-indent="-0.635cm" fo:margin-left="6.43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71cm" fo:text-indent="-0.635cm" fo:margin-left="7.0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06cm" fo:text-indent="-0.635cm" fo:margin-left="7.70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41cm" fo:text-indent="-0.635cm" fo:margin-left="8.34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2"/>
      <text:p text:style-name="P18">Правительство Российской Федерации</text:p>
      <text:p text:style-name="P18"/>
      <text:p text:style-name="P19">Федеральное государственное автономное образовательное учреждение высшего профессионального образования <text:line-break/>"Национальный исследовательский университет <text:line-break/>"Высшая школа экономики"</text:p>
      <text:p text:style-name="P19"/>
      <text:p text:style-name="P3">Факультет гуманитарных наук</text:p>
      <text:p text:style-name="P3">Школа лингвистики</text:p>
      <text:p text:style-name="P20"/>
      <text:p text:style-name="P21"/>
      <text:p text:style-name="P21"/>
      <text:p text:style-name="P18">Программа дисциплины </text:p>
      <text:p text:style-name="P17"><text:span text:style-name="T4">«</text:span><text:span text:style-name="T5">Веб-девелопмент</text:span><text:span text:style-name="T4">»</text:span><text:span text:style-name="T6"> </text:span></text:p>
      <text:p text:style-name="P5"/>
      <text:p text:style-name="P2"><field:fieldmark-start text:name="__Fieldmark__72_111965001" field:type="vnd.oasis.opendocument.field.UNHANDLED"><field:param field:name="vnd.oasis.opendocument.field.code" field:value=" AUTOTEXT  &quot; Простая надпись&quot; "/><field:param field:name="vnd.oasis.opendocument.field.id" field:value="79"/></field:fieldmark-start><field:fieldmark-end/></text:p>
      <text:p text:style-name="P33">для направления 45.04.03 «Фундаментальная и прикладная лингвистика» <text:line-break/>для магистерской программы «Компьютерная лингвистик<text:span text:style-name="T45">а</text:span>»</text:p>
      <text:p text:style-name="P17"/>
      <text:p text:style-name="P17"/>
      <text:p text:style-name="P17"/>
      <text:p text:style-name="P2">Автор программы:</text:p>
      <text:p text:style-name="P2"><text:span text:style-name="T45">Собко С.С.</text:span>, <text:span text:style-name="T9">S.Sobko@profitware.ru</text:span></text:p>
      <text:p text:style-name="Standard"/>
      <text:p text:style-name="Standard"/>
      <text:p text:style-name="P78">Одобрена на заседании Школы лингвистики «___»____________ 20 <text:s text:c="2"/>г</text:p>
      <text:p text:style-name="P78">Руководитель школы Е.В. Рахилина ________ [подпись]</text:p>
      <text:p text:style-name="P45"/>
      <text:p text:style-name="P78">Рекомендована Академическим советом образовательной программы </text:p>
      <text:p text:style-name="P78">«__» <text:s text:c="13"/>2016 г., Протокол № ___.</text:p>
      <text:p text:style-name="P78"/>
      <text:p text:style-name="P78">Утверждена «___» _______ 2016 г.</text:p>
      <text:p text:style-name="P78">Академический руководитель образовательной программы </text:p>
      <text:p text:style-name="P78"><text:span text:style-name="T45">А.А.Бонч-Осмоловская</text:span> ___________ [подпись]</text:p>
      <text:p text:style-name="P79"/>
      <text:p text:style-name="P22"/>
      <text:p text:style-name="Standard"/>
      <text:p text:style-name="Standard"/>
      <text:p text:style-name="Standard"/>
      <text:p text:style-name="Standard"/>
      <text:p text:style-name="Standard"/>
      <text:p text:style-name="Standard"/>
      <text:p text:style-name="Standard"/>
      <text:p text:style-name="Standard"/>
      <text:p text:style-name="P17">Москва, 2016</text:p>
      <text:p text:style-name="P25"><text:s/></text:p>
      <text:p text:style-name="P36">Настоящая программа не может быть использована другими подразделениями университета и другими вузами без разрешения кафедры-разработчика программы.</text:p>
      <text:h text:style-name="P100" text:outline-level="1">Область применения и нормативные ссылки</text:h>
      <text:p text:style-name="P24">Настоящая программа учебной дисциплины устанавливает минимальные требования к знаниям и умениям студента и определяет содержание и виды учебных занятий и отчетности.</text:p>
      <text:p text:style-name="P24">Программа предназначена для преподавателей, ведущих данную дисциплину, учебных ассистентов и студентов направления 45.04.03 «Фундаментальная и прикладная лингвистика», обучающихся по магистерской программе «<text:span text:style-name="T45">К</text:span>омпьютерная лингвистика», изучающих дисциплину «<text:span text:style-name="T45">Веб-девелопмент</text:span>».</text:p>
      <text:p text:style-name="P24">Программа разработана в соответствии с:</text:p>
      <text:list xml:id="list4225875793179241666" text:style-name="WW8Num13">
        <text:list-item>
          <text:list>
            <text:list-item>
              <text:p text:style-name="P63"><text:span text:style-name="T10">обр</text:span><text:span text:style-name="T12">а</text:span><text:span text:style-name="T13">з</text:span><text:span text:style-name="T10">ов</text:span><text:span text:style-name="T12">а</text:span><text:span text:style-name="T13">т</text:span><text:span text:style-name="T12">е</text:span><text:span text:style-name="T10">л</text:span><text:span text:style-name="T13">ьн</text:span><text:span text:style-name="T10">ым</text:span><text:span text:style-name="T14"> </text:span><text:span text:style-name="T12">с</text:span><text:span text:style-name="T13">т</text:span><text:span text:style-name="T12">а</text:span><text:span text:style-name="T13">н</text:span><text:span text:style-name="T10">д</text:span><text:span text:style-name="T12">а</text:span><text:span text:style-name="T10">р</text:span><text:span text:style-name="T13">т</text:span><text:span text:style-name="T10">ом</text:span><text:span text:style-name="T15"> </text:span><text:span text:style-name="T10">го</text:span><text:span text:style-name="T16">с</text:span><text:span text:style-name="T17">у</text:span><text:span text:style-name="T10">д</text:span><text:span text:style-name="T12">а</text:span><text:span text:style-name="T10">р</text:span><text:span text:style-name="T12">с</text:span><text:span text:style-name="T13">т</text:span><text:span text:style-name="T18">в</text:span><text:span text:style-name="T12">е</text:span><text:span text:style-name="T13">нн</text:span><text:span text:style-name="T10">ого</text:span><text:span text:style-name="T14"> </text:span><text:span text:style-name="T10">обр</text:span><text:span text:style-name="T12">а</text:span><text:span text:style-name="T13">з</text:span><text:span text:style-name="T10">ов</text:span><text:span text:style-name="T12">а</text:span><text:span text:style-name="T13">т</text:span><text:span text:style-name="T12">е</text:span><text:span text:style-name="T10">л</text:span><text:span text:style-name="T13">ьн</text:span><text:span text:style-name="T10">ого</text:span><text:span text:style-name="T19"> </text:span><text:span text:style-name="T20">б</text:span><text:span text:style-name="T13">ю</text:span><text:span text:style-name="T10">дж</text:span><text:span text:style-name="T12">е</text:span><text:span text:style-name="T13">тн</text:span><text:span text:style-name="T10">ого</text:span><text:span text:style-name="T21"> </text:span><text:span text:style-name="T17">у</text:span><text:span text:style-name="T12">ч</text:span><text:span text:style-name="T10">р</text:span><text:span text:style-name="T12">е</text:span><text:span text:style-name="T10">жд</text:span><text:span text:style-name="T12">е</text:span><text:span text:style-name="T13">ни</text:span><text:span text:style-name="T10">я вы</text:span><text:span text:style-name="T12">с</text:span><text:span text:style-name="T10">ш</text:span><text:span text:style-name="T12">е</text:span><text:span text:style-name="T10">го </text:span><text:span text:style-name="T13">п</text:span><text:span text:style-name="T10">ро</text:span><text:span text:style-name="T13">ф</text:span><text:span text:style-name="T18">е</text:span><text:span text:style-name="T12">сс</text:span><text:span text:style-name="T13">и</text:span><text:span text:style-name="T10">о</text:span><text:span text:style-name="T13">н</text:span><text:span text:style-name="T12">а</text:span><text:span text:style-name="T10">л</text:span><text:span text:style-name="T13">ьн</text:span><text:span text:style-name="T10">ого обр</text:span><text:span text:style-name="T12">а</text:span><text:span text:style-name="T13">з</text:span><text:span text:style-name="T10">ов</text:span><text:span text:style-name="T12">а</text:span><text:span text:style-name="T13">ни</text:span><text:span text:style-name="T10">я </text:span><text:span text:style-name="T20">В</text:span><text:span text:style-name="T10">ы</text:span><text:span text:style-name="T12">с</text:span><text:span text:style-name="T18">ш</text:span><text:span text:style-name="T12">е</text:span><text:span text:style-name="T10">й ш</text:span><text:span text:style-name="T13">к</text:span><text:span text:style-name="T10">олы э</text:span><text:span text:style-name="T13">к</text:span><text:span text:style-name="T10">о</text:span><text:span text:style-name="T12">н</text:span><text:span text:style-name="T10">о</text:span><text:span text:style-name="T12">м</text:span><text:span text:style-name="T13">ики</text:span><text:span text:style-name="T10">, в о</text:span><text:span text:style-name="T13">тн</text:span><text:span text:style-name="T10">ош</text:span><text:span text:style-name="T12">ен</text:span><text:span text:style-name="T13">и</text:span><text:span text:style-name="T10">и </text:span><text:span text:style-name="T13">к</text:span><text:span text:style-name="T10">о</text:span><text:span text:style-name="T13">т</text:span><text:span text:style-name="T10">орого</text:span><text:span text:style-name="T22"> </text:span><text:span text:style-name="T23">у</text:span><text:span text:style-name="T12">с</text:span><text:span text:style-name="T13">т</text:span><text:span text:style-name="T12">а</text:span><text:span text:style-name="T13">н</text:span><text:span text:style-name="T10">овл</text:span><text:span text:style-name="T12">е</text:span><text:span text:style-name="T13">н</text:span><text:span text:style-name="T10">а </text:span><text:span text:style-name="T13">к</text:span><text:span text:style-name="T12">а</text:span><text:span text:style-name="T13">т</text:span><text:span text:style-name="T12">е</text:span><text:span text:style-name="T10">гор</text:span><text:span text:style-name="T13">и</text:span><text:span text:style-name="T10">я</text:span><text:span text:style-name="T25"> </text:span><text:span text:style-name="T23">«</text:span><text:span text:style-name="T13">н</text:span><text:span text:style-name="T12">а</text:span><text:span text:style-name="T13">ци</text:span><text:span text:style-name="T10">о</text:span><text:span text:style-name="T13">н</text:span><text:span text:style-name="T12">а</text:span><text:span text:style-name="T10">л</text:span><text:span text:style-name="T13">ь</text:span><text:span text:style-name="T12">н</text:span><text:span text:style-name="T10">ый</text:span><text:span text:style-name="T26"> </text:span><text:span text:style-name="T13">и</text:span><text:span text:style-name="T12">сс</text:span><text:span text:style-name="T10">л</text:span><text:span text:style-name="T12">е</text:span><text:span text:style-name="T10">дов</text:span><text:span text:style-name="T12">а</text:span><text:span text:style-name="T13">т</text:span><text:span text:style-name="T12">е</text:span><text:span text:style-name="T10">л</text:span><text:span text:style-name="T13">ь</text:span><text:span text:style-name="T12">с</text:span><text:span text:style-name="T13">ки</text:span><text:span text:style-name="T10">й</text:span><text:span text:style-name="T27"> </text:span><text:span text:style-name="T17">у</text:span><text:span text:style-name="T13">ни</text:span><text:span text:style-name="T18">в</text:span><text:span text:style-name="T12">е</text:span><text:span text:style-name="T10">р</text:span><text:span text:style-name="T12">с</text:span><text:span text:style-name="T13">ит</text:span><text:span text:style-name="T12">е</text:span><text:span text:style-name="T14">т</text:span><text:span text:style-name="T10">»</text:span><text:span text:style-name="T27"> </text:span><text:span text:style-name="T12">(</text:span><text:span text:style-name="T13">Г</text:span><text:span text:style-name="T18">О</text:span><text:span text:style-name="T12">Б</text:span><text:span text:style-name="T10">У</text:span><text:span text:style-name="T12"> </text:span><text:span text:style-name="T20">В</text:span><text:span text:style-name="T10">ПО</text:span><text:span text:style-name="T13"> НИУ</text:span><text:span text:style-name="T18">-</text:span><text:span text:style-name="T20">В</text:span><text:span text:style-name="T10">ШЭ)</text:span><text:span text:style-name="T28"> </text:span><text:span text:style-name="T13">п</text:span><text:span text:style-name="T10">ро</text:span><text:span text:style-name="T13">т</text:span><text:span text:style-name="T10">о</text:span><text:span text:style-name="T13">к</text:span><text:span text:style-name="T10">ол</text:span><text:span text:style-name="T28"> </text:span><text:span text:style-name="T10">от</text:span><text:span text:style-name="T12"> </text:span><text:span text:style-name="T10">02.07.2010;</text:span></text:p>
            </text:list-item>
            <text:list-item>
              <text:p text:style-name="P64">обр<text:span text:style-name="T12">а</text:span><text:span text:style-name="T13">з</text:span><text:span text:style-name="T10">ов</text:span><text:span text:style-name="T12">а</text:span><text:span text:style-name="T13">т</text:span><text:span text:style-name="T12">е</text:span><text:span text:style-name="T10">л</text:span><text:span text:style-name="T13">ьн</text:span><text:span text:style-name="T10">ой</text:span><text:span text:style-name="T25"> </text:span><text:span text:style-name="T13">п</text:span><text:span text:style-name="T10">ро</text:span><text:span text:style-name="T28">г</text:span><text:span text:style-name="T10">р</text:span><text:span text:style-name="T12">амм</text:span><text:span text:style-name="T10">ой «</text:span><text:span text:style-name="T11">К</text:span><text:span text:style-name="T10">омпьютерная лингвистика»</text:span><text:span text:style-name="T22"> </text:span><text:span text:style-name="T13">п</text:span><text:span text:style-name="T10">одго</text:span><text:span text:style-name="T13">т</text:span><text:span text:style-name="T10">ов</text:span><text:span text:style-name="T13">к</text:span><text:span text:style-name="T10">и</text:span><text:span text:style-name="T29"> </text:span><text:span text:style-name="T10">магистр</text:span><text:span text:style-name="T12">а</text:span><text:span text:style-name="T13"> н</text:span><text:span text:style-name="T12">а</text:span><text:span text:style-name="T13">п</text:span><text:span text:style-name="T10">р</text:span><text:span text:style-name="T12">а</text:span><text:span text:style-name="T10">вл</text:span><text:span text:style-name="T12">е</text:span><text:span text:style-name="T13">ни</text:span><text:span text:style-name="T10">я 45.04.03 </text:span><text:span text:style-name="T18">«Фундаментальная и прикладная лингвистика</text:span><text:span text:style-name="T30">»</text:span><text:span text:style-name="T10">;</text:span></text:p>
            </text:list-item>
            <text:list-item>
              <text:p text:style-name="P65"><text:span text:style-name="T13">р</text:span><text:span text:style-name="T12">а</text:span><text:span text:style-name="T10">бо</text:span><text:span text:style-name="T12">ч</text:span><text:span text:style-name="T13">и</text:span><text:span text:style-name="T10">м </text:span><text:span text:style-name="T17">у</text:span><text:span text:style-name="T18">ч</text:span><text:span text:style-name="T12">е</text:span><text:span text:style-name="T10">б</text:span><text:span text:style-name="T13">н</text:span><text:span text:style-name="T10">ым </text:span><text:span text:style-name="T13">п</text:span><text:span text:style-name="T10">л</text:span><text:span text:style-name="T12">а</text:span><text:span text:style-name="T13">н</text:span><text:span text:style-name="T10">ом НФ </text:span><text:span text:style-name="T13">НИУ</text:span><text:span text:style-name="T12">–</text:span><text:span text:style-name="T20">В</text:span><text:span text:style-name="T10">ШЭ </text:span><text:span text:style-name="T13">н</text:span><text:span text:style-name="T10">а 201</text:span><text:span text:style-name="T11">6</text:span><text:span text:style-name="T10">/201</text:span><text:span text:style-name="T11">7</text:span><text:span text:style-name="T10"> </text:span><text:span text:style-name="T13">п</text:span><text:span text:style-name="T10">о </text:span><text:span text:style-name="T13">н</text:span><text:span text:style-name="T12">ап</text:span><text:span text:style-name="T10">р</text:span><text:span text:style-name="T12">а</text:span><text:span text:style-name="T10">вл</text:span><text:span text:style-name="T12">е</text:span><text:span text:style-name="T13">нию</text:span><text:span text:style-name="T10"> 45.04.03 </text:span><text:span text:style-name="T18">«Фундаментальная и прикладная лингвистика</text:span><text:span text:style-name="T16">» </text:span><text:span text:style-name="T13">п</text:span><text:span text:style-name="T10">одго</text:span><text:span text:style-name="T13">т</text:span><text:span text:style-name="T10">ов</text:span><text:span text:style-name="T12">к</text:span><text:span text:style-name="T10">и магистра</text:span><text:span text:style-name="T16">,</text:span><text:span text:style-name="T23"> утвержденным в 201</text:span><text:span text:style-name="T24">6</text:span><text:span text:style-name="T23"> году. </text:span></text:p>
            </text:list-item>
          </text:list>
        </text:list-item>
      </text:list>
      <text:h text:style-name="P99" text:outline-level="1">Цели освоения дисциплины</text:h>
      <text:p text:style-name="P39"><text:span text:style-name="T45">Целями освоения дисциплины «Веб-девелопмент» являются: базовое знакомство с устройством сети Интернет, освоение основ системы контроля версий Git, верстки и разработки веб-сайтов и веб-приложений с использованием современных технологий и получение практических навыков разработки бизнес-логики с использованием языка программирования Python и предназначенных для этого фреймворков.</text:span></text:p>
      <text:p text:style-name="P24"/>
      <text:h text:style-name="Heading_20_1" text:outline-level="1">Компетенции обучающегося, формируемые в результате освоения дисциплины</text:h>
      <text:p text:style-name="P43">В результате освоения дисциплины студент должен:</text:p>
      <text:p text:style-name="P43"/>
      <text:list xml:id="list7281147213783424769" text:style-name="L1">
        <text:list-item>
          <text:p text:style-name="P44">Знать основные принципы построения сети Интернет, базовый протокол передачи данных прикладного уровня HTTP и его методы</text:p>
        </text:list-item>
        <text:list-item>
          <text:p text:style-name="P44">Знать основные понятия и принципы совместной разработки с использованием системы контроля версий Git</text:p>
        </text:list-item>
        <text:list-item>
          <text:p text:style-name="P44">Знать основные типы документов HTML и разницу между ними</text:p>
        </text:list-item>
        <text:list-item>
          <text:p text:style-name="P44">Знать основные команды командной строки и уметь ими пользоваться в рамках хостинга с командной строкой</text:p>
        </text:list-item>
        <text:list-item>
          <text:p text:style-name="P44">Уметь валидировать веб-страницы с помощью валидатора w3c</text:p>
        </text:list-item>
        <text:list-item>
          <text:p text:style-name="P44">Уметь пользоваться инструментарием браузера для просмотра и изменения элементов на веб-странице, просмотра сетевой активности страницы</text:p>
        </text:list-item>
        <text:list-item>
          <text:p text:style-name="P44">Уметь создавать веб-страницы с использованием текста, картинок, гиперссылок, таблиц</text:p>
        </text:list-item>
        <text:list-item>
          <text:p text:style-name="P44">Уметь применять современные технологии блочной верстки (Bootstrap)</text:p>
        </text:list-item>
        <text:list-item>
          <text:p text:style-name="P44">Знать назначение селекторов веб-страницы и уметь использовать фреймворк jQuery</text:p>
        </text:list-item>
        <text:list-item>
          <text:p text:style-name="P44">Знать основные шаблонизаторы серверной и клиентской части и уметь применять шаблонизатор Jinja2</text:p>
        </text:list-item>
        <text:list-item>
          <text:p text:style-name="P44">Уметь создавать веб-приложения с бизнес-логикой, используя фреймворк Flask</text:p>
        </text:list-item>
        <text:list-item>
          <text:p text:style-name="P44">Уметь создавать формы веб-приложений с использованием фреймворка WTForms</text:p>
        </text:list-item>
        <text:list-item>
          <text:p text:style-name="P55"><text:soft-page-break/>Уметь применять документарную базу данных MongoDB при создании веб-приложений</text:p>
        </text:list-item>
        <text:list-item>
          <text:p text:style-name="P44">Уметь создавать и отслеживать отложенные задания с помощью фреймворка Celery</text:p>
        </text:list-item>
        <text:list-item>
          <text:p text:style-name="P44">Знать современные тенденции и базовые принципы построения реактивных веб-приложений с использованием фрейворка ReactJS или веб-приложений на AngularJS 2</text:p>
        </text:list-item>
      </text:list>
      <text:p text:style-name="P43"/>
      <text:p text:style-name="Standard"/>
      <text:p text:style-name="Standard">В результате освоения дисциплины студент осваивает следующие компетенции:</text:p>
      <table:table table:name="Table1" table:style-name="Table1">
        <table:table-column table:style-name="Table1.A"/>
        <table:table-column table:style-name="Table1.B"/>
        <table:table-column table:style-name="Table1.C"/>
        <table:table-column table:style-name="Table1.D"/>
        <table:table-header-rows>
          <table:table-row table:style-name="Table1.1">
            <table:table-cell table:style-name="Table1.A1" office:value-type="string">
              <text:p text:style-name="P8">Компетенция</text:p>
            </table:table-cell>
            <table:table-cell table:style-name="Table1.A1" office:value-type="string">
              <text:p text:style-name="P29">Код по ФГОС/ НИУ</text:p>
            </table:table-cell>
            <table:table-cell table:style-name="Table1.A1" office:value-type="string">
              <text:p text:style-name="P8">Дескрипторы – основные признаки освоения (показатели достижения результата)</text:p>
            </table:table-cell>
            <table:table-cell table:style-name="Table1.D1" office:value-type="string">
              <text:p text:style-name="P8">Формы и методы обучения, способствующие формированию и развитию компетенции</text:p>
            </table:table-cell>
          </table:table-row>
        </table:table-header-rows>
        <table:table-row table:style-name="Table1.2">
          <table:table-cell table:style-name="Table1.A2" office:value-type="string">
            <text:p text:style-name="P79">Способен предлагать концепции, модели, изобретать и апробировать способы и инструменты профессиональной деятельности</text:p>
            <text:p text:style-name="P79"/>
          </table:table-cell>
          <table:table-cell table:style-name="Table1.A2" office:value-type="string">
            <text:p text:style-name="P4"><text:span text:style-name="T46">С</text:span>К-<text:span text:style-name="T46">М 2</text:span></text:p>
          </table:table-cell>
          <table:table-cell table:style-name="Table1.A2" office:value-type="string">
            <text:p text:style-name="P70">Применяет новые пакеты языков Python и JavaScript и веб-фреймворков на их базе для решения задач разработки веб-приложений.</text:p>
          </table:table-cell>
          <table:table-cell table:style-name="Table1.D1" office:value-type="string">
            <text:p text:style-name="P81">Задания, подразумевающие самостоятельное освоение новых средств и чтение документации на английском языке. Практические занятия по применению полученных знаний.</text:p>
            <text:p text:style-name="P81"/>
          </table:table-cell>
        </table:table-row>
        <table:table-row table:style-name="Table1.2">
          <table:table-cell table:style-name="Table1.A2" office:value-type="string">
            <text:p text:style-name="P77"><text:span text:style-name="T52">Способен разрабатывать и совершенствовать электронные языковые ресурсы, лингвистические компоненты информационных систем, лингвистические модули компьютерных систем обучения.</text:span></text:p>
          </table:table-cell>
          <table:table-cell table:style-name="Table1.A2" office:value-type="string">
            <text:p text:style-name="P4">ПК-<text:span text:style-name="T46">18</text:span></text:p>
          </table:table-cell>
          <table:table-cell table:style-name="Table1.A2" office:value-type="string">
            <text:p text:style-name="P69">Знаком с основ<text:span text:style-name="T53">ами сети Интернет, способен вести одиночную и командную разработку веб-сайтов и веб-приложений для построения информационных систем (в том числе в области лингвистики).</text:span></text:p>
          </table:table-cell>
          <table:table-cell table:style-name="Table1.D3" office:value-type="string">
            <text:p text:style-name="P71">Изучение методов командной разработки, практические задания, предполагающие командную работу и проектные задания, позволяющие использовать инструментарий всего процесса разработки веб-приложений.</text:p>
          </table:table-cell>
        </table:table-row>
      </table:table>
      <text:p text:style-name="Standard"/>
      <text:h text:style-name="Heading_20_1" text:outline-level="1">Место дисциплины в структуре образовательной программы</text:h>
      <text:p text:style-name="P24"><text:span text:style-name="T8">Н</text:span><text:span text:style-name="T31">ас</text:span><text:span text:style-name="T32">т</text:span><text:span text:style-name="T8">оящ</text:span><text:span text:style-name="T31">а</text:span><text:span text:style-name="T8">я</text:span><text:span text:style-name="T38"> </text:span><text:span text:style-name="T8">д</text:span><text:span text:style-name="T32">и</text:span><text:span text:style-name="T31">с</text:span><text:span text:style-name="T32">цип</text:span><text:span text:style-name="T8">л</text:span><text:span text:style-name="T32">ин</text:span><text:span text:style-name="T8">а</text:span><text:span text:style-name="T39"> </text:span><text:span text:style-name="T8">о</text:span><text:span text:style-name="T32">тн</text:span><text:span text:style-name="T8">о</text:span><text:span text:style-name="T31">с</text:span><text:span text:style-name="T32">ит</text:span><text:span text:style-name="T31">с</text:span><text:span text:style-name="T8">я</text:span><text:span text:style-name="T40"> </text:span><text:span text:style-name="T8">к</text:span><text:span text:style-name="T35"> </text:span><text:span text:style-name="T32">ц</text:span><text:span text:style-name="T31">и</text:span><text:span text:style-name="T32">к</text:span><text:span text:style-name="T41">л</text:span><text:span text:style-name="T8">у</text:span><text:span text:style-name="T36"> </text:span><text:span text:style-name="T37">математических</text:span><text:span text:style-name="T40"> </text:span><text:span text:style-name="T34">д</text:span><text:span text:style-name="T32">и</text:span><text:span text:style-name="T31">с</text:span><text:span text:style-name="T32">ц</text:span><text:span text:style-name="T31">и</text:span><text:span text:style-name="T32">п</text:span><text:span text:style-name="T8">л</text:span><text:span text:style-name="T31">и</text:span><text:span text:style-name="T33">н, обязательных для изучения</text:span>.</text:p>
      <text:p text:style-name="P56">Изучение дисциплины базируется на следующих дисциплинах:</text:p>
      <text:list xml:id="list1931999043931531034" text:style-name="L2">
        <text:list-item>
          <text:p text:style-name="P57">Программирование (язык Python)</text:p>
        </text:list-item>
      </text:list>
      <text:p text:style-name="P48"/>
      <text:p text:style-name="P47">Для освоения учебной дисциплины, студенты должны владеть следующими знаниями и компетенциями:</text:p>
      <text:list xml:id="list2326108810275516809" text:style-name="L3">
        <text:list-item>
          <text:p text:style-name="P49">Уметь решать практические задачи с помощью языка Python</text:p>
        </text:list-item>
        <text:list-item>
          <text:p text:style-name="P58"><text:span text:style-name="T51">Уметь составлять алгоритмы и реализовывать программы на языке Python</text:span></text:p>
        </text:list-item>
        <text:list-item>
          <text:p text:style-name="P49">Владеть техническим английским языком на уровне, достаточном для чтения статей и документации</text:p>
        </text:list-item>
      </text:list>
      <text:p text:style-name="P46"/>
      <text:p text:style-name="P40">Основные положения дисциплины должны быть использованы в дальнейшем при изучении следующих дисциплин:</text:p>
      <text:list xml:id="list1788202098922412259" text:style-name="L5">
        <text:list-item>
          <text:p text:style-name="P41">Проектирование лингвистических систем и ресурсо<text:span text:style-name="T54">в</text:span></text:p>
        </text:list-item>
      </text:list>
      <text:p text:style-name="P24"><text:soft-page-break/></text:p>
      <text:h text:style-name="P99" text:outline-level="1">Тематический план учебной дисциплины</text:h>
      <text:p text:style-name="P30"/>
      <table:table table:name="Table2" table:style-name="Table2">
        <table:table-column table:style-name="Table2.A"/>
        <table:table-column table:style-name="Table2.B"/>
        <table:table-column table:style-name="Table2.C"/>
        <table:table-column table:style-name="Table2.D" table:number-columns-repeated="2"/>
        <table:table-column table:style-name="Table2.F"/>
        <table:table-column table:style-name="Table2.G"/>
        <table:table-row table:style-name="Table2.1">
          <table:table-cell table:style-name="Table2.A1" table:number-rows-spanned="2" office:value-type="string">
            <text:p text:style-name="P11">№</text:p>
          </table:table-cell>
          <table:table-cell table:style-name="Table2.A1" table:number-rows-spanned="2" office:value-type="string">
            <text:p text:style-name="P9">Название раздела</text:p>
          </table:table-cell>
          <table:table-cell table:style-name="Table2.A1" table:number-rows-spanned="2" office:value-type="string">
            <text:p text:style-name="P9">Всего часов </text:p>
          </table:table-cell>
          <table:table-cell table:style-name="Table2.A1" table:number-columns-spanned="3" office:value-type="string">
            <text:p text:style-name="P9">Аудиторные часы</text:p>
          </table:table-cell>
          <table:covered-table-cell/>
          <table:covered-table-cell/>
          <table:table-cell table:style-name="Table2.G1" table:number-rows-spanned="2" office:value-type="string">
            <text:p text:style-name="P9">Самостоя­тельная работа</text:p>
          </table:table-cell>
        </table:table-row>
        <table:table-row table:style-name="Table2.1">
          <table:covered-table-cell/>
          <table:covered-table-cell/>
          <table:covered-table-cell/>
          <table:table-cell table:style-name="Table2.A1" office:value-type="string">
            <text:p text:style-name="P9">Лекции</text:p>
          </table:table-cell>
          <table:table-cell table:style-name="Table2.A1" office:value-type="string">
            <text:p text:style-name="P9">Семинары</text:p>
          </table:table-cell>
          <table:table-cell table:style-name="Table2.A1" office:value-type="string">
            <text:p text:style-name="P92">Практические занятия</text:p>
          </table:table-cell>
          <table:covered-table-cell/>
        </table:table-row>
        <table:table-row table:style-name="Table2.3">
          <table:table-cell table:style-name="Table2.A3" office:value-type="string">
            <text:p text:style-name="P12">1</text:p>
          </table:table-cell>
          <table:table-cell table:style-name="Table2.A3" office:value-type="string">
            <text:p text:style-name="P86">Введение в функционирование сети Интернет</text:p>
          </table:table-cell>
          <table:table-cell table:style-name="Table2.A3" office:value-type="string">
            <text:p text:style-name="P74">4</text:p>
          </table:table-cell>
          <table:table-cell table:style-name="Table2.A3" office:value-type="string">
            <text:p text:style-name="P72">2</text:p>
          </table:table-cell>
          <table:table-cell table:style-name="Table2.A3" office:value-type="string">
            <text:p text:style-name="P14"/>
          </table:table-cell>
          <table:table-cell table:style-name="Table2.A3" office:value-type="string">
            <text:p text:style-name="P10"/>
          </table:table-cell>
          <table:table-cell table:style-name="Table2.G3" office:value-type="string">
            <text:p text:style-name="P74">2</text:p>
          </table:table-cell>
        </table:table-row>
        <table:table-row table:style-name="Table2.3">
          <table:table-cell table:style-name="Table2.A3" office:value-type="string">
            <text:p text:style-name="P12">2</text:p>
          </table:table-cell>
          <table:table-cell table:style-name="Table2.A3" office:value-type="string">
            <text:p text:style-name="P86">Инструментарий <text:span text:style-name="T55">совместной </text:span>веб-разработки</text:p>
          </table:table-cell>
          <table:table-cell table:style-name="Table2.A3" office:value-type="string">
            <text:p text:style-name="P74">18</text:p>
          </table:table-cell>
          <table:table-cell table:style-name="Table2.A3" office:value-type="string">
            <text:p text:style-name="P72">2</text:p>
          </table:table-cell>
          <table:table-cell table:style-name="Table2.A3" office:value-type="string">
            <text:p text:style-name="P14">4</text:p>
          </table:table-cell>
          <table:table-cell table:style-name="Table2.A3" office:value-type="string">
            <text:p text:style-name="P15"/>
          </table:table-cell>
          <table:table-cell table:style-name="Table2.G3" office:value-type="string">
            <text:p text:style-name="P74">12</text:p>
          </table:table-cell>
        </table:table-row>
        <table:table-row table:style-name="Table2.3">
          <table:table-cell table:style-name="Table2.A3" office:value-type="string">
            <text:p text:style-name="P73">3</text:p>
          </table:table-cell>
          <table:table-cell table:style-name="Table2.A3" office:value-type="string">
            <text:p text:style-name="P86">Современный инструментарий верстки</text:p>
          </table:table-cell>
          <table:table-cell table:style-name="Table2.A3" office:value-type="string">
            <text:p text:style-name="P74">20</text:p>
          </table:table-cell>
          <table:table-cell table:style-name="Table2.A3" office:value-type="string">
            <text:p text:style-name="P72">2</text:p>
          </table:table-cell>
          <table:table-cell table:style-name="Table2.A3" office:value-type="string">
            <text:p text:style-name="P72">4</text:p>
          </table:table-cell>
          <table:table-cell table:style-name="Table2.A3" office:value-type="string">
            <text:p text:style-name="P15"/>
          </table:table-cell>
          <table:table-cell table:style-name="Table2.G3" office:value-type="string">
            <text:p text:style-name="P74">14</text:p>
          </table:table-cell>
        </table:table-row>
        <table:table-row table:style-name="Table2.3">
          <table:table-cell table:style-name="Table2.A3" office:value-type="string">
            <text:p text:style-name="P73">4</text:p>
          </table:table-cell>
          <table:table-cell table:style-name="Table2.A3" office:value-type="string">
            <text:p text:style-name="P86">Разработка бизнес-логики веб-приложений</text:p>
          </table:table-cell>
          <table:table-cell table:style-name="Table2.A3" office:value-type="string">
            <text:p text:style-name="P74">40</text:p>
          </table:table-cell>
          <table:table-cell table:style-name="Table2.A3" office:value-type="string">
            <text:p text:style-name="P72">2</text:p>
          </table:table-cell>
          <table:table-cell table:style-name="Table2.A3" office:value-type="string">
            <text:p text:style-name="P74">6</text:p>
          </table:table-cell>
          <table:table-cell table:style-name="Table2.A3" office:value-type="string">
            <text:p text:style-name="P15"/>
          </table:table-cell>
          <table:table-cell table:style-name="Table2.G3" office:value-type="string">
            <text:p text:style-name="P74">32</text:p>
          </table:table-cell>
        </table:table-row>
        <table:table-row table:style-name="Table2.3">
          <table:table-cell table:style-name="Table2.A3" office:value-type="string">
            <text:p text:style-name="P73">5</text:p>
          </table:table-cell>
          <table:table-cell table:style-name="Table2.A3" office:value-type="string">
            <text:p text:style-name="P86">Современные инструменты фронтэнда</text:p>
          </table:table-cell>
          <table:table-cell table:style-name="Table2.A3" office:value-type="string">
            <text:p text:style-name="P74">20</text:p>
          </table:table-cell>
          <table:table-cell table:style-name="Table2.A3" office:value-type="string">
            <text:p text:style-name="P72">2</text:p>
          </table:table-cell>
          <table:table-cell table:style-name="Table2.A3" office:value-type="string">
            <text:p text:style-name="P74">4</text:p>
          </table:table-cell>
          <table:table-cell table:style-name="Table2.A3" office:value-type="string">
            <text:p text:style-name="P15"/>
          </table:table-cell>
          <table:table-cell table:style-name="Table2.G3" office:value-type="string">
            <text:p text:style-name="P74">14</text:p>
          </table:table-cell>
        </table:table-row>
        <table:table-row table:style-name="Table2.3">
          <table:table-cell table:style-name="Table2.A3" office:value-type="string">
            <text:p text:style-name="P73">6</text:p>
          </table:table-cell>
          <table:table-cell table:style-name="Table2.A3" office:value-type="string">
            <text:p text:style-name="P86">Фоновая обработка задач</text:p>
          </table:table-cell>
          <table:table-cell table:style-name="Table2.A3" office:value-type="string">
            <text:p text:style-name="P74">12</text:p>
          </table:table-cell>
          <table:table-cell table:style-name="Table2.A3" office:value-type="string">
            <text:p text:style-name="P72">2</text:p>
          </table:table-cell>
          <table:table-cell table:style-name="Table2.A3" office:value-type="string">
            <text:p text:style-name="P74">2</text:p>
          </table:table-cell>
          <table:table-cell table:style-name="Table2.A3" office:value-type="string">
            <text:p text:style-name="P15"/>
          </table:table-cell>
          <table:table-cell table:style-name="Table2.G3" office:value-type="string">
            <text:p text:style-name="P74">8</text:p>
          </table:table-cell>
        </table:table-row>
        <table:table-row table:style-name="Table2.3">
          <table:table-cell table:style-name="Table2.A3" office:value-type="string">
            <text:p text:style-name="P13"/>
          </table:table-cell>
          <table:table-cell table:style-name="Table2.A3" office:value-type="string">
            <text:p text:style-name="P13"/>
          </table:table-cell>
          <table:table-cell table:style-name="Table2.A3" office:value-type="string">
            <text:p text:style-name="P14">1<text:span text:style-name="T55">14</text:span></text:p>
          </table:table-cell>
          <table:table-cell table:style-name="Table2.A3" office:value-type="string">
            <text:p text:style-name="P14">1<text:span text:style-name="T54">2</text:span></text:p>
          </table:table-cell>
          <table:table-cell table:style-name="Table2.A3" office:value-type="string">
            <text:p text:style-name="P74">20</text:p>
          </table:table-cell>
          <table:table-cell table:style-name="Table2.A3" office:value-type="string">
            <text:p text:style-name="P74"/>
          </table:table-cell>
          <table:table-cell table:style-name="Table2.G3" office:value-type="string">
            <text:p text:style-name="P74">82</text:p>
          </table:table-cell>
        </table:table-row>
      </table:table>
      <text:p text:style-name="Standard"/>
      <text:p text:style-name="Standard"/>
      <text:p text:style-name="Standard"/>
      <text:p text:style-name="P31"/>
      <text:h text:style-name="Heading_20_1" text:outline-level="1">Формы контроля знаний студентов</text:h>
      <table:table table:name="Table3" table:style-name="Table3">
        <table:table-column table:style-name="Table3.A"/>
        <table:table-column table:style-name="Table3.B"/>
        <table:table-column table:style-name="Table3.C"/>
        <table:table-column table:style-name="Table3.D"/>
        <table:table-row table:style-name="Table3.1">
          <table:table-cell table:style-name="Table3.A1" table:number-rows-spanned="2" office:value-type="string">
            <text:p text:style-name="P32">Тип контроля</text:p>
          </table:table-cell>
          <table:table-cell table:style-name="Table3.A1" table:number-rows-spanned="2" office:value-type="string">
            <text:p text:style-name="P2">Форма контроля</text:p>
          </table:table-cell>
          <table:table-cell table:style-name="Table3.A1" office:value-type="string">
            <text:p text:style-name="P7"><text:span text:style-name="T55">2</text:span> год</text:p>
          </table:table-cell>
          <table:table-cell table:style-name="Table3.D1" office:value-type="string">
            <text:p text:style-name="P2">Параметры **</text:p>
          </table:table-cell>
        </table:table-row>
        <table:table-row table:style-name="Table3.1">
          <table:covered-table-cell/>
          <table:covered-table-cell/>
          <table:table-cell table:style-name="Table3.A1" office:value-type="string">
            <text:p text:style-name="P87">1</text:p>
          </table:table-cell>
          <table:table-cell table:style-name="Table3.D1" office:value-type="string">
            <text:p text:style-name="P16"/>
          </table:table-cell>
        </table:table-row>
        <table:table-row table:style-name="Table3.3">
          <table:table-cell table:style-name="Table3.A1" office:value-type="string">
            <text:p text:style-name="P32">Текущий</text:p>
            <text:p text:style-name="P32">(неделя)</text:p>
          </table:table-cell>
          <table:table-cell table:style-name="Table3.A1" office:value-type="string">
            <text:p text:style-name="P2">Домашнее задание </text:p>
          </table:table-cell>
          <table:table-cell table:style-name="Table3.A1" office:value-type="string">
            <text:p text:style-name="P7">1</text:p>
          </table:table-cell>
          <table:table-cell table:style-name="Table3.D1" office:value-type="string">
            <text:p text:style-name="P2">Р<text:span text:style-name="T56">азработка проектного домашнего задания</text:span></text:p>
          </table:table-cell>
        </table:table-row>
        <table:table-row table:style-name="Table3.4">
          <table:table-cell table:style-name="Table3.A1" office:value-type="string">
            <text:p text:style-name="P32">Итоговый</text:p>
          </table:table-cell>
          <table:table-cell table:style-name="Table3.A1" office:value-type="string">
            <text:p text:style-name="P2">Экзамен </text:p>
          </table:table-cell>
          <table:table-cell table:style-name="Table3.A1" office:value-type="string">
            <text:p text:style-name="P88">1</text:p>
          </table:table-cell>
          <table:table-cell table:style-name="Table3.D1" office:value-type="string">
            <text:p text:style-name="P2">Устный экзамен</text:p>
          </table:table-cell>
        </table:table-row>
      </table:table>
      <text:p text:style-name="Standard"/>
      <text:p text:style-name="P26"><text:s/></text:p>
      <text:p text:style-name="Standard"/>
      <text:h text:style-name="Heading_20_2" text:outline-level="2">Критерии оценки знаний, навыков</text:h>
      <text:p text:style-name="P93"><text:span text:style-name="T56">Преподаватель оценивает самостоятельную работу студентов по курсу, проверяя итоговое проектное домашнее задание, определяемое по итогам второго практического занятия вместе с крайним сроком сдачи работы. Оценка также умножается на коэффициент 0.7, если при выполнении практического задания был нарушен крайний срок сдачи проекта. Суммарная оценка за итоговое проектное домашнее задание может составлять от 0 до 10 баллов.</text:span></text:p>
      <text:p text:style-name="P93"/>
      <text:p text:style-name="P93"><text:span text:style-name="T56">Экзаменационная работа проводится в устной форме в формате собеседования с преподавателем и включает в себя проверку знаний по курсу и возможность применения их на практике. Суммарная оценка за экзамен может составлять от 0 до 10 баллов.</text:span></text:p>
      <text:p text:style-name="P85"/>
      <text:p text:style-name="P93"><text:span text:style-name="T56">Критерии оценки полученных знаний по самостоятельной работе и на экзамене включают в себя знания и умения применить на практике:</text:span></text:p>
      <text:p text:style-name="P93"/>
      <text:list xml:id="list182736377502770419" text:style-name="L6">
        <text:list-item>
          <text:p text:style-name="P42"><text:span text:style-name="T56">9-10 баллов: Python (Flask, Celery) + Bootstrap или MDL + AngularJS или ReactJS;</text:span></text:p>
        </text:list-item>
        <text:list-item>
          <text:p text:style-name="P42"><text:span text:style-name="T56">6-8 баллов: Python (Flask) + Bootstrap + jQuery или AngularJS или ReactJS;</text:span></text:p>
        </text:list-item>
        <text:list-item>
          <text:p text:style-name="P42"><text:span text:style-name="T56">5 баллов: HTML5 + CSS3;</text:span></text:p>
        </text:list-item>
        <text:list-item>
          <text:p text:style-name="P42"><text:span text:style-name="T56">4 балла: HTML4 + CSS2.</text:span></text:p>
        </text:list-item>
      </text:list>
      <text:p text:style-name="P93"/>
      <text:p text:style-name="P93"><text:span text:style-name="T56">При этом оценка снижается на 1 балл, если при выполнении самостоятельной работы или экзамена видны нарушения принятых стилевых соглашений (наименования файлов или каталогов русскими буквами или с использованием пробелов, код Python без применения соглашения PEP-8).</text:span></text:p>
      <text:p text:style-name="P23"/>
      <text:h text:style-name="Heading_20_2" text:outline-level="2">Порядок формирования оценок по дисциплине <text:line-break/></text:h>
      <text:p text:style-name="P6">Итоговая оценка складывается из следующих факторов:</text:p>
      <text:list xml:id="list4733379154501747415" text:style-name="WW8Num1">
        <text:list-item>
          <text:p text:style-name="P38"><text:span text:style-name="T56">проектное </text:span>домашн<text:span text:style-name="T56">е</text:span>е задани<text:span text:style-name="T56">е</text:span> (<text:span text:style-name="T56">50</text:span>%)</text:p>
        </text:list-item>
        <text:list-item>
          <text:p text:style-name="P38">экзамен (<text:span text:style-name="T56">50</text:span>%)</text:p>
        </text:list-item>
      </text:list>
      <text:p text:style-name="P24"/>
      <text:p text:style-name="P24">На пересдаче студенту не предоставляется возможность получить дополнительный балл для компенсации оценки за текущий контроль.</text:p>
      <text:p text:style-name="P24">На экзамене студент может получить дополнительный вопрос (дополнительную практическую задачу), ответ на который оценивается в 1 балл. </text:p>
      <text:p text:style-name="P27"/>
      <text:h text:style-name="Heading_20_1" text:outline-level="1"><text:soft-page-break/>Содержание дисциплины</text:h>
      <text:p text:style-name="P90">7.1<text:tab/><text:span text:style-name="T54">Введение в функционирование сети Интернет</text:span></text:p>
      <text:p text:style-name="P82">Введение. Что такое Интернет, как он работает. «Клиент» и «сервер». Работа протокола HTTP. Серверы доменных имен. HTML и CSS. Валидация HTML. XHTML. Статические и динамические веб-сайты. Инструментарий браузера.</text:p>
      <text:p text:style-name="P75">7.2 <text:span text:style-name="T54">Инструментарий совместной веб-разработки</text:span></text:p>
      <text:p text:style-name="P83">Виртуальные машины для разработки. Командная строка. Системы контроля версий. Интегрированные среды разработки.</text:p>
      <text:p text:style-name="P75">7.3 <text:span text:style-name="T54">Современный инструментарий верстки</text:span></text:p>
      <text:p text:style-name="P83">Табличная верстка. Блочная верстка. Сетка для верстки. Bootstrap. Дерево DOM, селекторы, jQuery.</text:p>
      <text:p text:style-name="P75">7.4 <text:span text:style-name="T54">Разработка бизнес-логики веб-приложений</text:span></text:p>
      <text:p text:style-name="P83">Шаблонизаторы. Flask. Формы WTForms. REST. Бизнес-логика приложения. Нереляционная база данных MongoDB.</text:p>
      <text:p text:style-name="P75">7.5 <text:span text:style-name="T54">Современные инструменты фронтэнда</text:span></text:p>
      <text:p text:style-name="P83">Реактивное программирование. ReactJS и AngularJS. TypeScript.</text:p>
      <text:p text:style-name="P76"><text:span text:style-name="T2">7.6 </text:span><text:span text:style-name="T3">Фоновая обработка задач</text:span></text:p>
      <text:p text:style-name="P83">Отложенные задания. Брокеры задач. Фреймворк Celery.</text:p>
      <text:h text:style-name="Heading_20_1" text:outline-level="1">Образовательные технологии</text:h>
      <text:p text:style-name="P24">Рекомендуемые образовательные технологии включают обсуждения, практические занятия, самостоятельную работу студентов, интерактивные формы занятий. Обучение предполагает большую долю самостоятельной внеаудиторной работы, направляемой и контролируемой преподавателем. </text:p>
      <text:h text:style-name="P99" text:outline-level="1">Оценочные средства для текущего контроля и аттестации студента</text:h>
      <text:h text:style-name="P103" text:outline-level="2">Тематика заданий текущего контроля</text:h>
      <text:h text:style-name="P101" text:outline-level="1" text:is-list-header="true">Примерные задания для проектной домашней работы:</text:h>
      <text:list xml:id="list4937054723972936812" text:style-name="L8">
        <text:list-item>
          <text:p text:style-name="P98"><text:span text:style-name="T43">Разработка панели управления веб-хостингом (управление пользователями, репозитариями, веб-сайтами).</text:span></text:p>
        </text:list-item>
        <text:list-item>
          <text:p text:style-name="P98"><text:span text:style-name="T43">Агрегация данных с указанной веб-страницы с помощью формы и отложенных заданий.</text:span></text:p>
        </text:list-item>
        <text:list-item>
          <text:p text:style-name="P97"><text:span text:style-name="T49">Разработка RESTful-сервиса для вращения изображений или определения морфологических форм </text:span><text:span text:style-name="T50">слов в</text:span><text:span text:style-name="T49"> т</text:span><text:span text:style-name="T43">екст</text:span><text:span text:style-name="T44">е</text:span><text:span text:style-name="T43">. </text:span><text:span text:style-name="T44">Разработка фронтэнда к сервису.</text:span></text:p>
        </text:list-item>
        <text:list-item>
          <text:p text:style-name="P97"><text:span text:style-name="T43"><text:s/></text:span><text:span text:style-name="T44">Разработка блога или блог-платформы.</text:span></text:p>
        </text:list-item>
        <text:list-item>
          <text:p text:style-name="P94"><text:span text:style-name="T42">Разработка сервиса совместной локализации текста.</text:span></text:p>
        </text:list-item>
      </text:list>
      <text:h text:style-name="P102" text:outline-level="2"><text:soft-page-break/><text:span text:style-name="T59">Примеры в</text:span>опрос<text:span text:style-name="T59">ов</text:span> для оценки качества освоения дисциплины</text:h>
      <text:list xml:id="list7300095222738443973" text:style-name="L9">
        <text:list-item>
          <text:p text:style-name="P60">Методы HTTP и коды ответов</text:p>
        </text:list-item>
        <text:list-item>
          <text:p text:style-name="P60">Часто используемые команды Unix</text:p>
        </text:list-item>
        <text:list-item>
          <text:p text:style-name="P60">Совместная работа с использованием Git — отличия merge от rebase</text:p>
        </text:list-item>
        <text:list-item>
          <text:p text:style-name="P60">Сетка Bootstrap — количество колонок и как делать отступы</text:p>
        </text:list-item>
        <text:list-item>
          <text:p text:style-name="P60">Селекторы и DOM-дерево — как выбрать элементы дерева с помощью jQuery</text:p>
        </text:list-item>
        <text:list-item>
          <text:p text:style-name="P60">Цикл и условие в шаблонизаторе Jinja2</text:p>
        </text:list-item>
        <text:list-item>
          <text:p text:style-name="P60">Роуты в веб-фреймворках</text:p>
        </text:list-item>
        <text:list-item>
          <text:p text:style-name="P60">Что такое REST и как расшифровывается CRUD</text:p>
        </text:list-item>
        <text:list-item>
          <text:p text:style-name="P60">Как работают формы</text:p>
        </text:list-item>
        <text:list-item>
          <text:p text:style-name="P59"><text:span text:style-name="T60">Как запустить отложенное задание и проверить его статус</text:span></text:p>
        </text:list-item>
      </text:list>
      <text:p text:style-name="Standard"/>
      <text:h text:style-name="Heading_20_1" text:outline-level="1">Учебно-методическое и информационное обеспечение дисциплины</text:h>
      <text:h text:style-name="P102" text:outline-level="2">Основная литература</text:h>
      <text:p text:style-name="P91">Конспекты лекций <text:span text:style-name="T61">и план лекций по веб-разработке: </text:span><text:a xlink:type="simple" xlink:href="https://github.com/ProfitwareWebDev/webdev-lectures-ru/blob/master/plan/lectures_ru.md" text:style-name="Internet_20_link" text:visited-style-name="Visited_20_Internet_20_Link"><text:span text:style-name="T61">https://github.com/ProfitwareWebDev/webdev-lectures-ru/blob/master/plan/lectures_ru.md</text:span></text:a></text:p>
      <text:h text:style-name="P104" text:outline-level="2"><text:span text:style-name="T60">Дополнительная</text:span> литература</text:h>
      <text:list xml:id="list4140404370124908490" text:style-name="L10">
        <text:list-item>
          <text:p text:style-name="P51">Guido van Rossum et al. Python Documentation. <text:a xlink:type="simple" xlink:href="http://docs.python.org/2.7/" text:style-name="Internet_20_link" text:visited-style-name="Visited_20_Internet_20_Link">http://docs.python.org/2.7/</text:a></text:p>
        </text:list-item>
        <text:list-item>
          <text:p text:style-name="P52">Влад Мержевич. Bootstrap. <text:a xlink:type="simple" xlink:href="https://webref.ru/layout/bootstrap" text:style-name="Internet_20_link" text:visited-style-name="Visited_20_Internet_20_Link">https://webref.ru/layout/bootstrap</text:a></text:p>
        </text:list-item>
        <text:list-item>
          <text:p text:style-name="P52">Armin Ronacher. Flask. <text:a xlink:type="simple" xlink:href="http://flask.pocoo.org/" text:style-name="Internet_20_link" text:visited-style-name="Visited_20_Internet_20_Link">http://flask.pocoo.org/</text:a></text:p>
        </text:list-item>
        <text:list-item>
          <text:p text:style-name="P52">Ask Solem. Celery: Distributed Task Queue. <text:a xlink:type="simple" xlink:href="http://www.celeryproject.org/" text:style-name="Internet_20_link" text:visited-style-name="Visited_20_Internet_20_Link">http://www.celeryproject.org/</text:a></text:p>
        </text:list-item>
        <text:list-item>
          <text:p text:style-name="P61"><text:span text:style-name="T48">Тодорис Баис. </text:span>AngularJS. Рецепты программирования. <text:a xlink:type="simple" xlink:href="https://webref.ru/dev/angular-cookbook" text:style-name="Internet_20_link" text:visited-style-name="Visited_20_Internet_20_Link"><text:span text:style-name="T61">https://webref.ru/dev/angular-cookbook</text:span></text:a></text:p>
        </text:list-item>
      </text:list>
      <text:h text:style-name="P102" text:outline-level="2">Программные средства</text:h>
      <text:list xml:id="list6362613188096784201" text:style-name="L11">
        <text:list-item>
          <text:p text:style-name="P95"><text:span text:style-name="T47">Git Bash: </text:span><text:a xlink:type="simple" xlink:href="https://git-scm.com/" text:style-name="Internet_20_link" text:visited-style-name="Visited_20_Internet_20_Link">https://git-scm.com/</text:a></text:p>
        </text:list-item>
        <text:list-item>
          <text:p text:style-name="P95"><text:span text:style-name="T47">Python 2.7: </text:span><text:a xlink:type="simple" xlink:href="https://www.python.org/" text:style-name="Internet_20_link" text:visited-style-name="Visited_20_Internet_20_Link">https://www.python.org/</text:a></text:p>
        </text:list-item>
        <text:list-item>
          <text:p text:style-name="P95"><text:span text:style-name="T47">Текстовый редактор Notepad++ или любой другой с подсветкой синтаксиса: </text:span><text:a xlink:type="simple" xlink:href="https://notepad-plus-plus.org/" text:style-name="Internet_20_link" text:visited-style-name="Visited_20_Internet_20_Link">https://notepad-plus-plus.org/</text:a></text:p>
        </text:list-item>
        <text:list-item>
          <text:p text:style-name="P96"><text:span text:style-name="T47">Браузер Google Chrome: </text:span><text:a xlink:type="simple" xlink:href="https://www.google.ru/chrome/browser/desktop/index.html" text:style-name="Internet_20_link" text:visited-style-name="Visited_20_Internet_20_Link">https://www.google.ru/chrome/browser/desktop/index.html</text:a></text:p>
        </text:list-item>
      </text:list>
      <text:p text:style-name="P53"/>
      <text:h text:style-name="Heading_20_1" text:outline-level="1">Материально-техническое обеспечение дисциплины</text:h>
      <text:p text:style-name="P80">Для проведения семинаров необходим компьютерный класс. Для проведения лекций и семинаров необходим проектор.</text:p>
      <text:p text:style-name="P6"/>
      <text:p text:style-name="P89"/>
      <text:p text:style-name="P89"/>
      <text:p text:style-name="P6"/>
      <text:p text:style-name="P54">Автор программы: _________________________ (<text:span text:style-name="T62">Собко С.С.</text:span>)</text:p>
      <text:p text:style-name="P50">Подпись обязательна.</text:p>
      <text:p text:style-name="P4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Lohit Devanagari1" svg:font-family="'Lohit Devanagari'"/>
    <style:font-face style:name="sans-serif" svg:font-family="sans-serif"/>
    <style:font-face style:name="Courier New" svg:font-family="'Courier New'" style:font-family-generic="modern"/>
    <style:font-face style:name="Courier New1" svg:font-family="'Courier New'"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Tahoma1"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page"/>
      <style:text-properties style:use-window-font-color="true" style:font-name="Liberation Serif" fo:font-size="12pt" fo:language="ru" fo:country="RU" style:font-name-asian="Tahoma1"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orphans="2" fo:widows="2" fo:hyphenation-ladder-count="no-limit" fo:text-indent="1.251cm" style:auto-text-indent="false" style:writing-mode="lr-tb"/>
      <style:text-properties style:use-window-font-color="true" style:font-name="Times New Roman" fo:font-family="'Times New Roman'" style:font-family-generic="roman" style:font-pitch="variable" fo:font-size="12pt" fo:language="ru" fo:country="RU" style:font-name-asian="Calibri" style:font-family-asian="Calibri" style:font-family-generic-asian="swiss" style:font-pitch-asian="variable" style:font-size-asian="12pt" style:font-name-complex="Times New Roman" style:font-family-complex="'Times New Roman'" style:font-family-generic-complex="roman" style:font-pitch-complex="variable" style:font-size-complex="11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Tahoma1" style:font-family-asian="Tahoma"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423cm" fo:margin-bottom="0.212cm" loext:contextual-spacing="false" fo:keep-with-next="always"/>
      <style:text-properties fo:font-size="14pt" fo:font-weight="bold" style:letter-kerning="true" style:font-name-asian="Times New Roman" style:font-family-asian="'Times New Roman'" style:font-family-generic-asian="roman" style:font-pitch-asian="variable" style:font-size-asian="14pt" style:font-weight-asian="bold" style:font-size-complex="16pt" style:font-weight-complex="bold"/>
    </style:style>
    <style:style style:name="Heading_20_2" style:display-name="Heading 2" style:family="paragraph" style:parent-style-name="Standard" style:next-style-name="Standard" style:default-outline-level="2" style:class="text">
      <style:paragraph-properties fo:margin-top="0.212cm" fo:margin-bottom="0.106cm" loext:contextual-spacing="false" fo:keep-with-next="always"/>
      <style:text-properties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style:font-name="Calibri" fo:font-family="Calibri"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style:font-name="Calibri" fo:font-family="Calibri" style:font-family-generic="swis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style:font-name="Calibri" fo:font-family="Calibri" style:font-family-generic="swiss" style:font-pitch="variable" fo:font-size="11pt"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style:font-name="Calibri" fo:font-family="Calibri"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2pt"/>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Calibri" fo:font-family="Calibri"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ize-complex="12pt"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Cambria" fo:font-family="Cambria" style:font-family-generic="roman" style:font-pitch="variable"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style>
    <style:style style:name="Маркированный." style:family="paragraph" style:parent-style-name="Standard" style:list-style-name="WW8Num18">
      <style:paragraph-properties fo:margin-left="1.88cm" fo:margin-right="0cm" fo:text-indent="-0.63cm" style:auto-text-indent="false"/>
    </style:style>
    <style:style style:name="нумерованный" style:family="paragraph" style:parent-style-name="Standard" style:list-style-name="WW8Num8">
      <style:paragraph-properties fo:margin-left="1.88cm" fo:margin-right="0cm" fo:text-indent="-0.63cm" style:auto-text-indent="false"/>
    </style:style>
    <style:style style:name="нумерованный_20_содержание" style:display-name="нумерованный содержание" style:family="paragraph" style:parent-style-name="Standard" style:list-style-name="WW8Num5"/>
    <style:style style:name="Header" style:family="paragraph" style:parent-style-name="Standard" style:class="extra">
      <style:paragraph-properties>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style:tab-stops>
          <style:tab-stop style:position="8.25cm" style:type="center"/>
          <style:tab-stop style:position="16.501cm" style:type="right"/>
        </style:tab-stops>
      </style:paragraph-properties>
    </style:style>
    <style:style style:name="Заголовок_20_в_20_тексте" style:display-name="Заголовок в тексте" style:family="paragraph" style:parent-style-name="Standard" style:next-style-name="Standard">
      <style:paragraph-properties fo:margin-top="0.212cm" fo:margin-bottom="0.212cm" loext:contextual-spacing="false" fo:line-height="115%"/>
      <style:text-properties fo:font-size="13pt" fo:font-weight="bold" style:font-name-asian="Times New Roman" style:font-family-asian="'Times New Roman'" style:font-family-generic-asian="roman" style:font-pitch-asian="variable" style:font-size-asian="13pt" style:font-weight-asian="bold" style:font-size-complex="10pt" style:font-weight-complex="bold"/>
    </style:style>
    <style:style style:name="Текст_20_таблица_20_одинарный_20_интервал" style:display-name="Текст таблица одинарный интервал" style:family="paragraph" style:parent-style-name="Standard">
      <style:paragraph-properties fo:margin-left="0cm" fo:margin-right="0cm" fo:text-indent="0cm" style:auto-text-indent="false"/>
      <style:text-properties fo:font-size="13pt" style:font-name-asian="Times New Roman" style:font-family-asian="'Times New Roman'" style:font-family-generic-asian="roman" style:font-pitch-asian="variable" style:font-size-asian="13pt" style:font-size-complex="10pt"/>
    </style:style>
    <style:style style:name="Текст_20_выноски" style:display-name="Текст выноски"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Обычный_20__28_веб_29_" style:display-name="Обычный (веб)" style:family="paragraph" style:parent-style-name="Standard">
      <style:paragraph-properties fo:margin-left="0cm" fo:margin-right="0cm" fo:text-indent="0cm" style:auto-text-indent="false"/>
      <style:text-properties style:font-name-asian="Times New Roman" style:font-family-asian="'Times New Roman'" style:font-family-generic-asian="roman" style:font-pitch-asian="variable" style:font-size-complex="12pt"/>
    </style:style>
    <style:style style:name="Абзац_20_списка" style:display-name="Абзац списка" style:family="paragraph" style:parent-style-name="Standard">
      <style:paragraph-properties fo:margin-left="1.27cm" fo:margin-right="0cm" fo:margin-top="0cm" fo:margin-bottom="0.353cm" loext:contextual-spacing="true" fo:line-height="115%" fo:text-indent="0cm" style:auto-text-indent="false"/>
      <style:text-properties style:font-name="Calibri" fo:font-family="Calibri" style:font-family-generic="swiss"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style>
    <style:style style:name="Маркированный_20_список" style:display-name="Маркированный список" style:family="paragraph" style:parent-style-name="Standard" style:list-style-name="WW8Num22">
      <style:paragraph-properties fo:margin-top="0cm" fo:margin-bottom="0cm" loext:contextual-spacing="true"/>
      <style:text-properties style:font-name-asian="Times New Roman" style:font-family-asian="'Times New Roman'" style:font-family-generic-asian="roman" style:font-pitch-asian="variable" style:font-size-complex="12pt"/>
    </style:style>
    <style:style style:name="LIST3" style:family="paragraph" style:parent-style-name="Маркированный_20_список">
      <style:paragraph-properties fo:margin-top="0cm" fo:margin-bottom="0cm" loext:contextual-spacing="false" fo:text-align="justify" style:justify-single-word="false"/>
      <style:text-properties fo:font-size="14pt" style:font-size-asian="14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class="text"/>
    <style:style style:name="WW8Num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fo:font-weight="bold" style:font-weight-asian="bold"/>
    </style:style>
    <style:style style:name="WW8Num3z1" style:family="text">
      <style:text-properties fo:font-weight="bold" style:font-weight-asian="bold" style:font-weight-complex="normal"/>
    </style:style>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fo:font-weight="bold" style:font-weight-asian="bold"/>
    </style:style>
    <style:style style:name="WW8Num6z1" style:family="text">
      <style:text-properties fo:font-weight="bold" style:font-weight-asian="bold" style:font-weight-complex="normal"/>
    </style:style>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text-line-through-style="none" style:text-line-through-type="none"/>
    </style:style>
    <style:style style:name="WW8Num7z1" style:family="text"/>
    <style:style style:name="WW8Num7z2"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fo:font-variant="normal" fo:text-transform="none" style:text-outline="false" style:text-line-through-style="none" style:text-line-through-type="none" style:text-position="0% 100%" style:font-name="Times New Roman" fo:font-family="'Times New Roman'" style:font-family-generic="roman" style:font-pitch="variable" fo:font-size="12pt" fo:letter-spacing="normal" fo:language="none" fo:country="none" fo:font-style="normal" fo:text-shadow="none" style:text-underline-style="none" fo:font-weight="normal" style:letter-kerning="true" style:font-size-asian="12pt" style:font-style-asian="normal" style:font-weight-asian="normal" style:font-name-complex="Times New Roman" style:font-family-complex="'Times New Roman'" style:font-family-generic-complex="roman" style:font-pitch-complex="variable" style:font-size-complex="11pt" style:language-complex="none" style:country-complex="none" style:font-style-complex="normal" style:font-weight-complex="normal" style:text-emphasize="none" text:display="true"/>
    </style:style>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size-complex="12pt"/>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1" style:family="text">
      <style:text-properties fo:color="#000000" style:font-name="Courier New" fo:font-family="'Courier New'" style:font-family-generic="modern" fo:letter-spacing="-0.012cm" style:font-name-complex="Courier New" style:font-family-complex="'Courier New'" style:font-family-generic-complex="modern" style:font-size-complex="12pt"/>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fo:font-variant="normal" fo:text-transform="none" style:text-outline="false" style:text-line-through-style="none" style:text-line-through-type="none" style:text-position="0% 100%" style:font-name="Times New Roman" fo:font-family="'Times New Roman'" style:font-family-generic="roman" style:font-pitch="variable" fo:font-size="12pt" fo:letter-spacing="normal" fo:language="none" fo:country="none" fo:font-style="normal" fo:text-shadow="none" style:text-underline-style="none" fo:font-weight="normal" style:letter-kerning="true" style:font-size-asian="12pt" style:font-style-asian="normal" style:font-weight-asian="normal" style:font-name-complex="Times New Roman" style:font-family-complex="'Times New Roman'" style:font-family-generic-complex="roman" style:font-pitch-complex="variable" style:font-size-complex="11pt" style:language-complex="none" style:country-complex="none" style:font-style-complex="normal" style:font-weight-complex="normal" style:text-emphasize="none" text:display="true"/>
    </style:style>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fo:font-style="normal" style:font-style-asian="norma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Symbol" fo:font-family="Symbol" style:font-family-generic="roman" style:font-pitch="variable" fo:font-size="12pt" style:font-size-asian="12pt" style:font-name-complex="Symbol" style:font-family-complex="Symbol" style:font-family-generic-complex="roman" style:font-pitch-complex="variable"/>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Основной_20_шрифт_20_абзаца" style:display-name="Основной шрифт абзаца" style:family="text"/>
    <style:style style:name="Заголовок_20_1_20_Знак" style:display-name="Заголовок 1 Знак" style:family="text">
      <style:text-properties style:font-name="Times New Roman" fo:font-family="'Times New Roman'" style:font-family-generic="roman" style:font-pitch="variable" fo:font-size="14pt" fo:font-weight="bold" style:letter-kerning="true"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6pt" style:font-weight-complex="bold"/>
    </style:style>
    <style:style style:name="Заголовок_20_2_20_Знак" style:display-name="Заголовок 2 Знак" style:family="text">
      <style:text-properties style:font-name="Times New Roman" fo:font-family="'Times New Roman'" style:font-family-generic="roman"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4pt" style:font-style-complex="italic" style:font-weight-complex="bold"/>
    </style:style>
    <style:style style:name="Верхний_20_колонтитул_20_Знак" style:display-name="Верхний колонтитул Знак"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1pt"/>
    </style:style>
    <style:style style:name="Нижний_20_колонтитул_20_Знак" style:display-name="Нижний колонтитул Знак"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1pt"/>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Текст_20_выноски_20_Знак" style:display-name="Текст выноски Знак"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Заголовок_20_3_20_Знак" style:display-name="Заголовок 3 Знак" style:family="text">
      <style:text-properties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Заголовок_20_4_20_Знак" style:display-name="Заголовок 4 Знак" style:family="text">
      <style:text-properties style:font-name="Calibri" fo:font-family="Calibri"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Заголовок_20_5_20_Знак" style:display-name="Заголовок 5 Знак" style:family="text">
      <style:text-properties style:font-name="Calibri" fo:font-family="Calibri" style:font-family-generic="swis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Заголовок_20_6_20_Знак" style:display-name="Заголовок 6 Знак" style:family="text">
      <style:text-properties style:font-name="Calibri" fo:font-family="Calibri" style:font-family-generic="swiss" style:font-pitch="variable" fo:font-size="11pt"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Заголовок_20_7_20_Знак" style:display-name="Заголовок 7 Знак" style:family="text">
      <style:text-properties style:font-name="Calibri" fo:font-family="Calibri"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Заголовок_20_8_20_Знак" style:display-name="Заголовок 8 Знак" style:family="text">
      <style:text-properties style:font-name="Calibri" fo:font-family="Calibri" style:font-family-generic="swiss" style:font-pitch="variable" fo:font-size="12pt"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Заголовок_20_9_20_Знак" style:display-name="Заголовок 9 Знак" style:family="text">
      <style:text-properties style:font-name="Cambria" fo:font-family="Cambria" style:font-family-generic="roman" style:font-pitch="variable"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_20_Знак_20_Знак13" style:display-name=" Знак Знак13" style:family="text">
      <style:text-properties style:font-name="Times New Roman" fo:font-family="'Times New Roman'" style:font-family-generic="roman"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4pt" style:font-style-complex="italic" style:font-weight-complex="bold"/>
    </style:style>
    <style:style style:name="st" style:family="text" style:parent-style-name="Основной_20_шрифт_20_абзаца"/>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3z0" style:num-format="1">
        <style:list-level-properties text:list-level-position-and-space-mode="label-alignment">
          <style:list-level-label-alignment text:label-followed-by="listtab" fo:text-indent="-0.762cm" fo:margin-left="0.762cm"/>
        </style:list-level-properties>
      </text:outline-level-style>
      <text:outline-level-style text:level="2" text:style-name="WW8Num3z1"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text:style-name="WW8Num3z2"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text:style-name="WW8Num3z3"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text:style-name="WW8Num3z4"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text:style-name="WW8Num3z5"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text:style-name="WW8Num3z6"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text:style-name="WW8Num3z7"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text:style-name="WW8Num3z8"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1.249cm" fo:text-indent="-0.635cm" fo:margin-left="2.521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WW8Num3z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WW8Num3z2"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3z3"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WW8Num3z4"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WW8Num3z5"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WW8Num3z6"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WW8Num3z7"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3z8"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text:style-name="WW8Num5z3"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text:style-name="WW8Num5z6"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WW8Num6z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WW8Num6z2"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6z3"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WW8Num6z4"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WW8Num6z5"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WW8Num6z6"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WW8Num6z7"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6z8"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suffix="." style:num-format="1">
        <style:list-level-properties text:list-level-position-and-space-mode="label-alignment">
          <style:list-level-label-alignment text:label-followed-by="listtab" fo:text-indent="-0.635cm" fo:margin-left="1.386cm"/>
        </style:list-level-properties>
      </text:list-level-style-number>
      <text:list-level-style-number text:level="2" text:style-name="WW8Num7z1" style:num-suffix="." style:num-format="1" text:display-levels="2">
        <style:list-level-properties text:list-level-position-and-space-mode="label-alignment">
          <style:list-level-label-alignment text:label-followed-by="listtab" fo:text-indent="-0.762cm" fo:margin-left="3.014cm"/>
        </style:list-level-properties>
      </text:list-level-style-number>
      <text:list-level-style-bullet text:level="3" text:style-name="WW8Num7z2" style:num-suffix="." text:bullet-char="">
        <style:list-level-properties text:list-level-position-and-space-mode="label-alignment">
          <style:list-level-label-alignment text:label-followed-by="listtab" fo:text-indent="-0.889cm" fo:margin-left="2.159cm"/>
        </style:list-level-properties>
        <style:text-properties style:font-name="Symbol"/>
      </text:list-level-style-bullet>
      <text:list-level-style-number text:level="4" text:style-name="WW8Num7z3"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WW8Num7z4"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WW8Num7z5"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WW8Num7z6"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WW8Num7z7"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WW8Num7z8"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text:style-name="WW8Num8z3"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text:style-name="WW8Num8z6"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9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9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9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2.136cm" fo:text-indent="1.501cm"/>
        </style:list-level-properties>
        <style:text-properties style:font-name="Liberation Serif"/>
      </text:list-level-style-bullet>
      <text:list-level-style-bullet text:level="2" text:style-name="WW8Num10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1">
        <style:list-level-properties text:list-level-position-and-space-mode="label-alignment">
          <style:list-level-label-alignment text:label-followed-by="listtab" text:list-tab-stop-position="1.88cm" fo:text-indent="-0.635cm" fo:margin-left="1.88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text:style-name="WW8Num12z0"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text:style-name="WW8Num12z3"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text:style-name="WW8Num12z6"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1.886cm" fo:text-indent="-0.635cm" fo:margin-left="1.886cm"/>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text:style-name="WW8Num14z3"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text:style-name="WW8Num14z6"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text:style-name="WW8Num15z3"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text:style-name="WW8Num15z6"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fo:text-indent="-0.635cm" fo:margin-left="3.791cm"/>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635cm" fo:margin-left="7.601cm"/>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635cm" fo:margin-left="11.411cm"/>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text:style-name="WW8Num1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9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9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fo:text-indent="-0.635cm" fo:margin-left="3.791cm"/>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fo:text-indent="-0.635cm" fo:margin-left="7.601cm"/>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fo:text-indent="-0.635cm" fo:margin-left="11.411cm"/>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21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21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format="1">
        <style:list-level-properties text:list-level-position-and-space-mode="label-alignment">
          <style:list-level-label-alignment text:label-followed-by="listtab" text:list-tab-stop-position="0.979cm" fo:text-indent="-0.979cm" fo:margin-left="0.979cm"/>
        </style:list-level-properties>
      </text:list-level-style-number>
      <text:list-level-style-number text:level="2" text:style-name="WW8Num22z1" style:num-format="1" text:start-value="3" text:display-levels="2">
        <style:list-level-properties text:list-level-position-and-space-mode="label-alignment">
          <style:list-level-label-alignment text:label-followed-by="listtab" text:list-tab-stop-position="1.08cm" fo:text-indent="-0.979cm" fo:margin-left="1.08cm"/>
        </style:list-level-properties>
      </text:list-level-style-number>
      <text:list-level-style-number text:level="3" text:style-name="WW8Num22z2" style:num-format="1" text:start-value="8" text:display-levels="3">
        <style:list-level-properties text:list-level-position-and-space-mode="label-alignment">
          <style:list-level-label-alignment text:label-followed-by="listtab" text:list-tab-stop-position="1.471cm" fo:text-indent="-1.27cm" fo:margin-left="1.471cm"/>
        </style:list-level-properties>
      </text:list-level-style-number>
      <text:list-level-style-number text:level="4" text:style-name="WW8Num22z3" style:num-format="1" text:display-levels="4">
        <style:list-level-properties text:list-level-position-and-space-mode="label-alignment">
          <style:list-level-label-alignment text:label-followed-by="listtab" text:list-tab-stop-position="2.207cm" fo:text-indent="-1.905cm" fo:margin-left="2.207cm"/>
        </style:list-level-properties>
      </text:list-level-style-number>
      <text:list-level-style-number text:level="5" text:style-name="WW8Num22z4" style:num-format="1" text:display-levels="5">
        <style:list-level-properties text:list-level-position-and-space-mode="label-alignment">
          <style:list-level-label-alignment text:label-followed-by="listtab" text:list-tab-stop-position="2.307cm" fo:text-indent="-1.905cm" fo:margin-left="2.307cm"/>
        </style:list-level-properties>
      </text:list-level-style-number>
      <text:list-level-style-number text:level="6" text:style-name="WW8Num22z5" style:num-format="1" text:display-levels="6">
        <style:list-level-properties text:list-level-position-and-space-mode="label-alignment">
          <style:list-level-label-alignment text:label-followed-by="listtab" text:list-tab-stop-position="3.043cm" fo:text-indent="-2.54cm" fo:margin-left="3.043cm"/>
        </style:list-level-properties>
      </text:list-level-style-number>
      <text:list-level-style-number text:level="7" text:style-name="WW8Num22z6" style:num-format="1" text:display-levels="7">
        <style:list-level-properties text:list-level-position-and-space-mode="label-alignment">
          <style:list-level-label-alignment text:label-followed-by="listtab" text:list-tab-stop-position="3.143cm" fo:text-indent="-2.54cm" fo:margin-left="3.143cm"/>
        </style:list-level-properties>
      </text:list-level-style-number>
      <text:list-level-style-number text:level="8" text:style-name="WW8Num22z7" style:num-format="1" text:display-levels="8">
        <style:list-level-properties text:list-level-position-and-space-mode="label-alignment">
          <style:list-level-label-alignment text:label-followed-by="listtab" text:list-tab-stop-position="3.879cm" fo:text-indent="-3.175cm" fo:margin-left="3.879cm"/>
        </style:list-level-properties>
      </text:list-level-style-number>
      <text:list-level-style-number text:level="9" text:style-name="WW8Num22z8" style:num-format="1" text:display-levels="9">
        <style:list-level-properties text:list-level-position-and-space-mode="label-alignment">
          <style:list-level-label-alignment text:label-followed-by="listtab" text:list-tab-stop-position="4.614cm" fo:text-indent="-3.81cm" fo:margin-left="4.61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6" style:family="table">
      <style:table-properties style:width="16.711cm" fo:margin-left="-0.199cm" table:align="left" style:writing-mode="lr-tb"/>
    </style:style>
    <style:style style:name="Table6.A" style:family="table-column">
      <style:table-column-properties style:column-width="1.538cm"/>
    </style:style>
    <style:style style:name="Table6.B" style:family="table-column">
      <style:table-column-properties style:column-width="15.173cm"/>
    </style:style>
    <style:style style:name="Table6.1" style:family="table-row">
      <style:table-row-properties fo:keep-together="auto"/>
    </style:style>
    <style:style style:name="Table6.A1" style:family="table-cell">
      <style:table-cell-properties style:vertical-align="top" fo:padding-left="0.191cm" fo:padding-right="0.191cm" fo:padding-top="0cm" fo:padding-bottom="0cm" fo:border-left="0.5pt solid #a6a6a6" fo:border-right="none" fo:border-top="0.5pt solid #a6a6a6" fo:border-bottom="0.5pt solid #a6a6a6" style:writing-mode="lr-tb"/>
    </style:style>
    <style:style style:name="Table6.B1" style:family="table-cell">
      <style:table-cell-properties style:vertical-align="top" fo:padding-left="0.191cm" fo:padding-right="0.191cm" fo:padding-top="0cm" fo:padding-bottom="0cm" fo:border-left="none" fo:border-right="0.5pt solid #a6a6a6" fo:border-top="0.5pt solid #a6a6a6" fo:border-bottom="0.5pt solid #a6a6a6" style:writing-mode="lr-tb"/>
    </style:style>
    <style:style style:name="MP1" style:family="paragraph" style:parent-style-name="Header">
      <style:paragraph-properties fo:margin-left="0cm" fo:margin-right="0cm" fo:text-indent="0cm" style:auto-text-indent="false"/>
      <style:text-properties style:font-name="Tahoma" fo:font-size="10pt" fo:language="ru" fo:country="RU" style:font-size-asian="10pt" style:language-asian="ru" style:country-asian="RU" style:font-name-complex="Tahoma" style:font-size-complex="10pt"/>
    </style:style>
    <style:style style:name="MP2" style:family="paragraph" style:parent-style-name="Standard">
      <style:paragraph-properties fo:text-align="center" style:justify-single-word="false"/>
    </style:style>
    <style:style style:name="MP3" style:family="paragraph" style:parent-style-name="Header">
      <style:text-properties fo:font-size="6pt" style:font-size-asian="6pt"/>
    </style:style>
    <style:style style:name="MT1" style:family="text">
      <style:text-properties fo:font-size="10pt" style:font-size-asian="10pt" style:font-size-complex="10pt"/>
    </style:style>
    <style:style style:name="M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49cm" fo:margin-bottom="1.196cm" fo:margin-left="1.499cm" fo:margin-right="1.25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503cm" fo:margin-left="0cm" fo:margin-right="0cm" fo:margin-bottom="0.404cm" style:dynamic-spacing="true"/>
      </style:header-style>
      <style:footer-style/>
    </style:page-layout>
  </office:automatic-styles>
  <office:master-styles>
    <style:master-page style:name="Standard" style:page-layout-name="Mpm1">
      <style:header>
        <table:table table:name="Table6" table:style-name="Table6">
          <table:table-column table:style-name="Table6.A"/>
          <table:table-column table:style-name="Table6.B"/>
          <table:table-row table:style-name="Table6.1">
            <table:table-cell table:style-name="Table6.A1" office:value-type="string">
              <text:p text:style-name="MP1"><draw:a xlink:type="simple" xlink:href="http://www.hse.ru/text/image/4011945.html"><draw:frame draw:style-name="Mfr1" draw:name="227::4011945" text:anchor-type="as-char" svg:width="1.155cm" svg:height="1.258cm" draw:z-index="6"><draw:image xlink:href="Pictures/100002000000004F00000057AB92E1231A4F92A4.png" xlink:type="simple" xlink:show="embed" xlink:actuate="onLoad"/></draw:frame></draw:a></text:p>
            </table:table-cell>
            <table:table-cell table:style-name="Table6.B1" office:value-type="string">
              <text:p text:style-name="MP2"><text:span text:style-name="MT1">Национальный исследовательский университет «Высшая школа экономики»<text:line-break/>Программа дисциплины </text:span><text:span text:style-name="MT1"><text:text-input text:description="MERGEFORMAT">[Введите название дисциплины]</text:text-input></text:span><text:span text:style-name="MT1"> для направления/ специальности <text:line-break/></text:span><text:span text:style-name="MT1"><text:text-input text:description="MERGEFORMAT">[код направления подготовки и «Название направления подготовки» ]</text:text-input></text:span><text:span text:style-name="MT1"> подготовки бакалавра/ магистра/ специалиста</text:span></text:p>
            </table:table-cell>
          </table:table-row>
        </table:table>
        <text:p text:style-name="MP3"/>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Оставьте этот титульный лист для дисциплины, закрепленной за одной кафедрой]</dc:title>
    <meta:initial-creator>user</meta:initial-creator>
    <meta:creation-date>2016-01-13T17:51:00</meta:creation-date>
    <dc:date>2016-09-23T04:28:12.998768197</dc:date>
    <meta:print-date>2010-04-13T17:28:00</meta:print-date>
    <meta:editing-cycles>4</meta:editing-cycles>
    <meta:editing-duration>PT15M28S</meta:editing-duration>
    <meta:generator>LibreOffice/5.1.5.1$Linux_X86_64 LibreOffice_project/10$Build-1</meta:generator>
    <meta:document-statistic meta:table-count="4" meta:image-count="1" meta:object-count="0" meta:page-count="7" meta:paragraph-count="202" meta:word-count="1442" meta:character-count="11714" meta:non-whitespace-character-count="10510"/>
  </office:meta>
</office:document-meta>
</file>